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5.088cm" table:align="left"/>
    </style:style>
    <style:style style:name="Table1.A" style:family="table-column">
      <style:table-column-properties style:column-width="0.866cm"/>
    </style:style>
    <style:style style:name="Table1.B" style:family="table-column">
      <style:table-column-properties style:column-width="5.027cm"/>
    </style:style>
    <style:style style:name="Table1.C" style:family="table-column">
      <style:table-column-properties style:column-width="9.195cm"/>
    </style:style>
    <style:style style:name="Table1.A1" style:family="table-cell">
      <style:table-cell-properties style:vertical-align="middle" fo:padding="0.049cm" fo:border="none"/>
    </style:style>
    <style:style style:name="Table1.C6" style:family="table-cell">
      <style:table-cell-properties fo:padding="0.049cm" fo:border="none"/>
    </style:style>
    <style:style style:name="Table2" style:family="table">
      <style:table-properties style:width="15.088cm" table:align="left"/>
    </style:style>
    <style:style style:name="Table2.A" style:family="table-column">
      <style:table-column-properties style:column-width="0.787cm"/>
    </style:style>
    <style:style style:name="Table2.B" style:family="table-column">
      <style:table-column-properties style:column-width="5.106cm"/>
    </style:style>
    <style:style style:name="Table2.C" style:family="table-column">
      <style:table-column-properties style:column-width="9.195cm"/>
    </style:style>
    <style:style style:name="Table2.A1" style:family="table-cell">
      <style:table-cell-properties style:vertical-align="middle" fo:padding="0.049cm" fo:border="none"/>
    </style:style>
    <style:style style:name="Table2.C2" style:family="table-cell">
      <style:table-cell-properties fo:padding="0.049cm" fo:border="none"/>
    </style:style>
    <style:style style:name="Table3" style:family="table">
      <style:table-properties style:width="15.069cm" table:align="left"/>
    </style:style>
    <style:style style:name="Table3.A" style:family="table-column">
      <style:table-column-properties style:column-width="0.787cm"/>
    </style:style>
    <style:style style:name="Table3.B" style:family="table-column">
      <style:table-column-properties style:column-width="5.106cm"/>
    </style:style>
    <style:style style:name="Table3.C" style:family="table-column">
      <style:table-column-properties style:column-width="9.176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2.662cm"/>
    </style:style>
    <style:style style:name="Table4.B" style:family="table-column">
      <style:table-column-properties style:column-width="4.501cm"/>
    </style:style>
    <style:style style:name="Table4.C" style:family="table-column">
      <style:table-column-properties style:column-width="9.837cm"/>
    </style:style>
    <style:style style:name="Table4.A1" style:family="table-cell">
      <style:table-cell-properties style:vertical-align="middle" fo:padding="0.049cm" fo:border="none"/>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Preformatted_20_Text">
      <style:paragraph-properties fo:margin-top="0cm" fo:margin-bottom="0cm" loext:contextual-spacing="false"/>
      <style:text-properties officeooo:paragraph-rsid="000426c5"/>
    </style:style>
    <style:style style:name="P5" style:family="paragraph" style:parent-style-name="Preformatted_20_Text">
      <style:paragraph-properties fo:margin-top="0cm" fo:margin-bottom="0cm" loext:contextual-spacing="false"/>
      <style:text-properties fo:font-weight="bold" officeooo:paragraph-rsid="000426c5"/>
    </style:style>
    <style:style style:name="P6" style:family="paragraph" style:parent-style-name="Text_20_body">
      <style:paragraph-properties fo:margin-top="0cm" fo:margin-bottom="0cm" loext:contextual-spacing="false"/>
      <style:text-properties officeooo:paragraph-rsid="000426c5"/>
    </style:style>
    <style:style style:name="P7" style:family="paragraph" style:parent-style-name="Text_20_body">
      <style:paragraph-properties fo:margin-top="0cm" fo:margin-bottom="0cm" loext:contextual-spacing="false"/>
      <style:text-properties fo:font-weight="bold" officeooo:paragraph-rsid="000426c5"/>
    </style:style>
    <style:style style:name="P8" style:family="paragraph" style:parent-style-name="Preformatted_20_Text">
      <style:paragraph-properties fo:margin-top="0cm" fo:margin-bottom="0.499cm" loext:contextual-spacing="false"/>
    </style:style>
    <style:style style:name="P9" style:family="paragraph" style:parent-style-name="Preformatted_20_Text">
      <style:paragraph-properties fo:margin-top="0cm" fo:margin-bottom="0.499cm" loext:contextual-spacing="false"/>
      <style:text-properties officeooo:paragraph-rsid="000fbcb3"/>
    </style:style>
    <style:style style:name="P10" style:family="paragraph" style:parent-style-name="Table_20_Contents">
      <style:paragraph-properties fo:margin-top="0cm" fo:margin-bottom="0.499cm" loext:contextual-spacing="false"/>
    </style:style>
    <style:style style:name="P11" style:family="paragraph" style:parent-style-name="Preformatted_20_Text">
      <style:paragraph-properties fo:margin-left="1.251cm" fo:margin-right="0cm" fo:margin-top="0cm" fo:margin-bottom="0cm" loext:contextual-spacing="false" fo:text-indent="0cm" style:auto-text-indent="false"/>
      <style:text-properties fo:font-weight="bold" officeooo:paragraph-rsid="000426c5"/>
    </style:style>
    <style:style style:name="P12" style:family="paragraph" style:parent-style-name="Preformatted_20_Text">
      <style:paragraph-properties fo:margin-left="1.251cm" fo:margin-right="0cm" fo:text-indent="0cm" style:auto-text-indent="false"/>
    </style:style>
    <style:style style:name="P13" style:family="paragraph" style:parent-style-name="Preformatted_20_Text">
      <style:paragraph-properties fo:margin-left="1.251cm" fo:margin-right="0cm" fo:margin-top="0cm" fo:margin-bottom="0.499cm" loext:contextual-spacing="false" fo:text-indent="0cm" style:auto-text-indent="false"/>
    </style:style>
    <style:style style:name="P14" style:family="paragraph" style:parent-style-name="Text_20_body">
      <style:paragraph-properties fo:margin-left="1.251cm" fo:margin-right="0cm" fo:text-indent="0cm" style:auto-text-indent="false"/>
    </style:style>
    <style:style style:name="P15" style:family="paragraph" style:parent-style-name="Standard">
      <style:text-properties style:font-name="Arial"/>
    </style:style>
    <style:style style:name="P16" style:family="paragraph" style:parent-style-name="Standard">
      <style:text-properties style:font-name="Arial" officeooo:paragraph-rsid="0002be6c"/>
    </style:style>
    <style:style style:name="P17" style:family="paragraph" style:parent-style-name="Standard">
      <style:paragraph-properties fo:text-align="center" style:justify-single-word="false"/>
      <style:text-properties style:font-name="Arial"/>
    </style:style>
    <style:style style:name="P18" style:family="paragraph" style:parent-style-name="Text_20_body">
      <style:text-properties officeooo:rsid="000426c5" officeooo:paragraph-rsid="000426c5"/>
    </style:style>
    <style:style style:name="P19" style:family="paragraph" style:parent-style-name="Text_20_body">
      <style:text-properties fo:font-weight="bold"/>
    </style:style>
    <style:style style:name="P20" style:family="paragraph" style:parent-style-name="Text_20_body">
      <style:text-properties officeooo:rsid="000d2311" officeooo:paragraph-rsid="000e58dc"/>
    </style:style>
    <style:style style:name="P21" style:family="paragraph" style:parent-style-name="Text_20_body">
      <style:text-properties officeooo:rsid="000d2311" officeooo:paragraph-rsid="000fbcb3"/>
    </style:style>
    <style:style style:name="P22" style:family="paragraph" style:parent-style-name="Text_20_body">
      <style:text-properties officeooo:paragraph-rsid="000fbcb3"/>
    </style:style>
    <style:style style:name="P23" style:family="paragraph" style:parent-style-name="Text_20_body">
      <style:text-properties officeooo:rsid="0012037d" officeooo:paragraph-rsid="0012037d"/>
    </style:style>
    <style:style style:name="P24" style:family="paragraph" style:parent-style-name="Text_20_body">
      <style:text-properties officeooo:paragraph-rsid="0012037d"/>
    </style:style>
    <style:style style:name="P25" style:family="paragraph" style:parent-style-name="Text_20_body">
      <style:text-properties fo:color="#000000"/>
    </style:style>
    <style:style style:name="P26" style:family="paragraph" style:parent-style-name="Text_20_body">
      <style:text-properties officeooo:paragraph-rsid="0015a9fb"/>
    </style:style>
    <style:style style:name="P27" style:family="paragraph" style:parent-style-name="Heading_20_2">
      <style:text-properties officeooo:paragraph-rsid="0012037d"/>
    </style:style>
    <style:style style:name="P28" style:family="paragraph" style:parent-style-name="Heading_20_2">
      <style:text-properties officeooo:paragraph-rsid="0015a9fb"/>
    </style:style>
    <style:style style:name="P29" style:family="paragraph" style:parent-style-name="Preformatted_20_Text">
      <style:text-properties officeooo:paragraph-rsid="000fbcb3"/>
    </style:style>
    <style:style style:name="P30" style:family="paragraph" style:parent-style-name="Table_20_Heading">
      <style:text-properties fo:font-size="2pt" style:font-size-asian="2pt" style:font-size-complex="2pt"/>
    </style:style>
    <style:style style:name="P31" style:family="paragraph" style:parent-style-name="Heading_20_1">
      <style:text-properties officeooo:rsid="0003b5ac" officeooo:paragraph-rsid="0003b5ac"/>
    </style:style>
    <style:style style:name="P32" style:family="paragraph" style:parent-style-name="Heading_20_1">
      <style:text-properties officeooo:rsid="0012037d" officeooo:paragraph-rsid="0012037d"/>
    </style:style>
    <style:style style:name="P33" style:family="paragraph" style:parent-style-name="Heading_20_2" style:list-style-name="L2"/>
    <style:style style:name="P34" style:family="paragraph" style:parent-style-name="Heading_20_3">
      <style:text-properties officeooo:rsid="000d2311" officeooo:paragraph-rsid="000fbcb3"/>
    </style:style>
    <style:style style:name="P35" style:family="paragraph" style:parent-style-name="Heading_20_3">
      <style:paragraph-properties fo:margin-top="0cm" fo:margin-bottom="0cm" loext:contextual-spacing="false"/>
      <style:text-properties fo:font-weight="bold" officeooo:paragraph-rsid="000426c5"/>
    </style:style>
    <style:style style:name="P36" style:family="paragraph" style:parent-style-name="Heading_20_3">
      <style:paragraph-properties fo:margin-top="0cm" fo:margin-bottom="0.499cm" loext:contextual-spacing="false"/>
      <style:text-properties officeooo:paragraph-rsid="000fbcb3"/>
    </style:style>
    <style:style style:name="P37" style:family="paragraph" style:parent-style-name="Heading_20_4">
      <style:text-properties fo:color="#000080" style:font-name="Liberation Sans" fo:font-size="14.1000003814697pt" fo:language="zxx" fo:country="none" style:text-underline-style="solid" style:text-underline-width="auto" style:text-underline-color="font-color" fo:font-weight="bold" style:font-name-asian="Noto Sans CJK SC" style:font-size-asian="14.1000003814697pt" style:language-asian="zxx" style:country-asian="none" style:font-weight-asian="bold" style:font-name-complex="Lohit Devanagari" style:font-size-complex="14.1000003814697pt" style:language-complex="zxx" style:country-complex="none" style:font-weight-complex="bold"/>
    </style:style>
    <style:style style:name="P38" style:family="paragraph" style:parent-style-name="Preformatted_20_Text" style:list-style-name="L4"/>
    <style:style style:name="P39" style:family="paragraph" style:parent-style-name="Text_20_body" style:list-style-name="L1"/>
    <style:style style:name="P40" style:family="paragraph" style:parent-style-name="Text_20_body" style:list-style-name="L1">
      <style:text-properties fo:font-size="12pt" fo:font-weight="normal" officeooo:paragraph-rsid="0003b5ac" style:font-size-asian="12pt" style:font-weight-asian="normal" style:font-size-complex="12pt" style:font-weight-complex="normal"/>
    </style:style>
    <style:style style:name="P41" style:family="paragraph" style:parent-style-name="Text_20_body" style:list-style-name="L2"/>
    <style:style style:name="P42" style:family="paragraph" style:parent-style-name="Text_20_body" style:list-style-name="L2">
      <style:text-properties officeooo:paragraph-rsid="000426c5"/>
    </style:style>
    <style:style style:name="P43" style:family="paragraph" style:parent-style-name="Text_20_body" style:list-style-name="L3"/>
    <style:style style:name="P44" style:family="paragraph" style:parent-style-name="Text_20_body" style:list-style-name="L4"/>
    <style:style style:name="P45" style:family="paragraph" style:parent-style-name="Text_20_body" style:list-style-name="L4">
      <style:text-properties officeooo:paragraph-rsid="000e58dc"/>
    </style:style>
    <style:style style:name="P46" style:family="paragraph" style:parent-style-name="Text_20_body" style:list-style-name="L4">
      <style:text-properties officeooo:rsid="000e58dc" officeooo:paragraph-rsid="000e58dc"/>
    </style:style>
    <style:style style:name="P47" style:family="paragraph" style:parent-style-name="Text_20_body" style:list-style-name="L5"/>
    <style:style style:name="P48" style:family="paragraph" style:parent-style-name="Text_20_body">
      <style:text-properties fo:color="#000080" style:font-name="Liberation Sans" fo:font-size="14.1000003814697pt" fo:language="zxx" fo:country="none" style:text-underline-style="solid" style:text-underline-width="auto" style:text-underline-color="font-color" fo:font-weight="bold" style:font-name-asian="Noto Sans CJK SC" style:font-size-asian="14.1000003814697pt" style:language-asian="zxx" style:country-asian="none" style:font-weight-asian="bold" style:font-name-complex="Lohit Devanagari" style:font-size-complex="14.1000003814697pt" style:language-complex="zxx" style:country-complex="none" style:font-weight-complex="bold"/>
    </style:style>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list-style-name="L8"/>
    <style:style style:name="P52" style:family="paragraph" style:parent-style-name="Text_20_body" style:list-style-name="L9"/>
    <style:style style:name="P53" style:family="paragraph" style:parent-style-name="Text_20_body" style:list-style-name="L10"/>
    <style:style style:name="P54" style:family="paragraph" style:parent-style-name="Text_20_body" style:list-style-name="L11"/>
    <style:style style:name="P55" style:family="paragraph" style:parent-style-name="Text_20_body" style:list-style-name="L12"/>
    <style:style style:name="P56" style:family="paragraph" style:parent-style-name="Text_20_body" style:list-style-name="L4">
      <style:paragraph-properties fo:margin-top="0cm" fo:margin-bottom="0cm" loext:contextual-spacing="false"/>
    </style:style>
    <style:style style:name="P57" style:family="paragraph" style:parent-style-name="Text_20_body" style:list-style-name="L6">
      <style:paragraph-properties fo:margin-top="0cm" fo:margin-bottom="0cm" loext:contextual-spacing="false"/>
    </style:style>
    <style:style style:name="P58" style:family="paragraph" style:parent-style-name="Text_20_body" style:list-style-name="L7">
      <style:paragraph-properties fo:margin-top="0cm" fo:margin-bottom="0cm" loext:contextual-spacing="false"/>
    </style:style>
    <style:style style:name="P59" style:family="paragraph" style:parent-style-name="Text_20_body" style:list-style-name="L8">
      <style:paragraph-properties fo:margin-top="0cm" fo:margin-bottom="0cm" loext:contextual-spacing="false"/>
    </style:style>
    <style:style style:name="P60" style:family="paragraph" style:parent-style-name="Text_20_body" style:list-style-name="L9">
      <style:paragraph-properties fo:margin-top="0cm" fo:margin-bottom="0cm" loext:contextual-spacing="false"/>
    </style:style>
    <style:style style:name="P61" style:family="paragraph" style:parent-style-name="Text_20_body" style:list-style-name="L10">
      <style:paragraph-properties fo:margin-top="0cm" fo:margin-bottom="0cm" loext:contextual-spacing="false"/>
    </style:style>
    <style:style style:name="P62" style:family="paragraph" style:parent-style-name="Text_20_body" style:list-style-name="L11">
      <style:paragraph-properties fo:margin-top="0cm" fo:margin-bottom="0cm" loext:contextual-spacing="false"/>
    </style:style>
    <style:style style:name="P63" style:family="paragraph" style:parent-style-name="Text_20_body" style:list-style-name="L12">
      <style:paragraph-properties fo:margin-top="0cm" fo:margin-bottom="0cm" loext:contextual-spacing="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4" style:family="text">
      <style:text-properties fo:color="#000080" style:font-name="Liberation Sans" fo:font-size="14.1000003814697pt" fo:language="zxx" fo:country="none" style:text-underline-style="solid" style:text-underline-width="auto" style:text-underline-color="font-color" fo:font-weight="bold" style:font-name-asian="Noto Sans CJK SC" style:font-size-asian="14.1000003814697pt" style:language-asian="zxx" style:country-asian="none" style:font-weight-asian="bold" style:font-name-complex="Lohit Devanagari" style:font-size-complex="14.1000003814697pt" style:language-complex="zxx" style:country-complex="none" style:font-weight-complex="bold"/>
    </style:style>
    <style:style style:name="T5" style:family="text">
      <style:text-properties fo:language="zxx" fo:country="none" style:language-asian="zxx" style:country-asian="none" style:language-complex="zxx" style:country-complex="none"/>
    </style:style>
    <style:style style:name="T6" style:family="text">
      <style:text-properties fo:color="#0000cd"/>
    </style:style>
    <style:style style:name="T7" style:family="text">
      <style:text-properties fo:color="#a52a2a"/>
    </style:style>
    <style:style style:name="T8" style:family="text">
      <style:text-properties fo:color="#008000"/>
    </style:style>
    <style:style style:name="T9" style:family="text">
      <style:text-properties fo:color="#ff000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25_1823853980" text:style-name="Index_20_Link" text:visited-style-name="Index_20_Link">ECMAScript Editions<text:tab/>1</text:a></text:p>
          <text:p text:style-name="P1"><text:a xlink:type="simple" xlink:href="#__RefHeading___Toc127_1823853980" text:style-name="Index_20_Link" text:visited-style-name="Index_20_Link">Variables<text:tab/>2</text:a></text:p>
          <text:p text:style-name="P2"><text:a xlink:type="simple" xlink:href="#__RefHeading___Toc129_1823853980" text:style-name="Index_20_Link" text:visited-style-name="Index_20_Link">Declaration<text:tab/>2</text:a></text:p>
          <text:p text:style-name="P2"><text:a xlink:type="simple" xlink:href="#__RefHeading___Toc131_1823853980" text:style-name="Index_20_Link" text:visited-style-name="Index_20_Link">Scope<text:tab/>2</text:a></text:p>
          <text:p text:style-name="P2"><text:a xlink:type="simple" xlink:href="#__RefHeading___Toc135_1823853980" text:style-name="Index_20_Link" text:visited-style-name="Index_20_Link">Hoisting:<text:tab/>3</text:a></text:p>
          <text:p text:style-name="P1"><text:a xlink:type="simple" xlink:href="#__RefHeading___Toc137_1823853980" text:style-name="Index_20_Link" text:visited-style-name="Index_20_Link">Data Type &amp; Structure<text:tab/>3</text:a></text:p>
          <text:p text:style-name="P2"><text:a xlink:type="simple" xlink:href="#__RefHeading___Toc139_1823853980" text:style-name="Index_20_Link" text:visited-style-name="Index_20_Link"><text:s/>Primary Type:<text:tab/>3</text:a></text:p>
          <text:p text:style-name="P2"><text:a xlink:type="simple" xlink:href="#__RefHeading___Toc141_1823853980" text:style-name="Index_20_Link" text:visited-style-name="Index_20_Link">Object<text:tab/>3</text:a></text:p>
          <text:p text:style-name="P3"><text:a xlink:type="simple" xlink:href="#__RefHeading___Toc143_1823853980" text:style-name="Index_20_Link" text:visited-style-name="Index_20_Link">Definition<text:tab/>3</text:a></text:p>
          <text:p text:style-name="P3"><text:a xlink:type="simple" xlink:href="#__RefHeading___Toc145_1823853980" text:style-name="Index_20_Link" text:visited-style-name="Index_20_Link">Object() Constructor<text:tab/>4</text:a></text:p>
          <text:p text:style-name="P3"><text:a xlink:type="simple" xlink:href="#__RefHeading___Toc147_1823853980" text:style-name="Index_20_Link" text:visited-style-name="Index_20_Link">The Object.create Method<text:tab/>4</text:a></text:p>
          <text:p text:style-name="P3"><text:a xlink:type="simple" xlink:href="#__RefHeading___Toc149_1823853980" text:style-name="Index_20_Link" text:visited-style-name="Index_20_Link">The Object.assign() Function<text:tab/>4</text:a></text:p>
          <text:p text:style-name="P3"><text:a xlink:type="simple" xlink:href="#__RefHeading___Toc151_1823853980" text:style-name="Index_20_Link" text:visited-style-name="Index_20_Link">Deleting Properties<text:tab/>5</text:a></text:p>
          <text:p text:style-name="P3"><text:a xlink:type="simple" xlink:href="#__RefHeading___Toc153_1823853980" text:style-name="Index_20_Link" text:visited-style-name="Index_20_Link">Object De-structuring<text:tab/>5</text:a></text:p>
          <text:p text:style-name="P3"><text:a xlink:type="simple" xlink:href="#__RefHeading___Toc155_1823853980" text:style-name="Index_20_Link" text:visited-style-name="Index_20_Link">Example 1<text:tab/>5</text:a></text:p>
          <text:p text:style-name="P3"><text:a xlink:type="simple" xlink:href="#__RefHeading___Toc157_1823853980" text:style-name="Index_20_Link" text:visited-style-name="Index_20_Link">Example 2<text:tab/>5</text:a></text:p>
          <text:p text:style-name="P3"><text:a xlink:type="simple" xlink:href="#__RefHeading___Toc159_1823853980" text:style-name="Index_20_Link" text:visited-style-name="Index_20_Link">Example 3<text:tab/>6</text:a></text:p>
          <text:p text:style-name="P2"><text:a xlink:type="simple" xlink:href="#__RefHeading___Toc161_1823853980" text:style-name="Index_20_Link" text:visited-style-name="Index_20_Link">Functions<text:tab/>6</text:a></text:p>
          <text:p text:style-name="P3"><text:a xlink:type="simple" xlink:href="#__RefHeading___Toc163_1823853980" text:style-name="Index_20_Link" text:visited-style-name="Index_20_Link">Rest Parameters<text:tab/>6</text:a></text:p>
          <text:p text:style-name="P3"><text:a xlink:type="simple" xlink:href="#__RefHeading___Toc165_1823853980" text:style-name="Index_20_Link" text:visited-style-name="Index_20_Link">Anonymous Function<text:tab/>7</text:a></text:p>
          <text:p text:style-name="P3"><text:a xlink:type="simple" xlink:href="#__RefHeading___Toc167_1823853980" text:style-name="Index_20_Link" text:visited-style-name="Index_20_Link">Lambda Function - Anatomy<text:tab/>7</text:a></text:p>
          <text:p text:style-name="P3"><text:a xlink:type="simple" xlink:href="#__RefHeading___Toc169_1823853980" text:style-name="Index_20_Link" text:visited-style-name="Index_20_Link">Syntax<text:tab/>8</text:a></text:p>
          <text:p text:style-name="P3"><text:a xlink:type="simple" xlink:href="#__RefHeading___Toc171_1823853980" text:style-name="Index_20_Link" text:visited-style-name="Index_20_Link">OR<text:tab/>8</text:a></text:p>
          <text:p text:style-name="P3"><text:a xlink:type="simple" xlink:href="#__RefHeading___Toc173_1823853980" text:style-name="Index_20_Link" text:visited-style-name="Index_20_Link">OR<text:tab/>8</text:a></text:p>
          <text:p text:style-name="P3"><text:a xlink:type="simple" xlink:href="#__RefHeading___Toc175_1823853980" text:style-name="Index_20_Link" text:visited-style-name="Index_20_Link">Array.prototype.map() and arrow function<text:tab/>8</text:a></text:p>
          <text:p text:style-name="P3"><text:a xlink:type="simple" xlink:href="#__RefHeading___Toc177_1823853980" text:style-name="Index_20_Link" text:visited-style-name="Index_20_Link">Arrow function and “this”<text:tab/>8</text:a></text:p>
          <text:p text:style-name="P3"><text:a xlink:type="simple" xlink:href="#__RefHeading___Toc179_1823853980" text:style-name="Index_20_Link" text:visited-style-name="Index_20_Link">Function Expression and Function Declaration<text:tab/>9</text:a></text:p>
          <text:p text:style-name="P3"><text:a xlink:type="simple" xlink:href="#__RefHeading___Toc181_1823853980" text:style-name="Index_20_Link" text:visited-style-name="Index_20_Link">Function Hoisting<text:tab/>9</text:a></text:p>
          <text:p text:style-name="P1"><text:a xlink:type="simple" xlink:href="#__RefHeading___Toc913_1941355088" text:style-name="Index_20_Link" text:visited-style-name="Index_20_Link">Array - https://javascript.info/array-methods<text:tab/>10</text:a></text:p>
          <text:p text:style-name="P2"><text:a xlink:type="simple" xlink:href="#__RefHeading___Toc915_1941355088" text:style-name="Index_20_Link" text:visited-style-name="Index_20_Link">Search<text:tab/>10</text:a></text:p>
          <text:p text:style-name="P3"><text:a xlink:type="simple" xlink:href="#__RefHeading___Toc917_1941355088" text:style-name="Index_20_Link" text:visited-style-name="Index_20_Link">indexOf/lastIndexOf and includes<text:tab/>10</text:a></text:p>
          <text:p text:style-name="P3"><text:a xlink:type="simple" xlink:href="#__RefHeading___Toc919_1941355088" text:style-name="Index_20_Link" text:visited-style-name="Index_20_Link">filter<text:tab/>10</text:a></text:p>
          <text:p text:style-name="P2"><text:a xlink:type="simple" xlink:href="#__RefHeading___Toc921_1941355088" text:style-name="Index_20_Link" text:visited-style-name="Index_20_Link">Travarse<text:tab/>10</text:a></text:p>
          <text:p text:style-name="P3"><text:a xlink:type="simple" xlink:href="#__RefHeading___Toc923_1941355088" text:style-name="Index_20_Link" text:visited-style-name="Index_20_Link">Iterate: forEach<text:tab/>10</text:a></text:p>
          <text:p text:style-name="P2"><text:a xlink:type="simple" xlink:href="#__RefHeading___Toc925_1941355088" text:style-name="Index_20_Link" text:visited-style-name="Index_20_Link">Transform<text:tab/>11</text:a></text:p>
          <text:p text:style-name="P3"><text:a xlink:type="simple" xlink:href="#__RefHeading___Toc927_1941355088" text:style-name="Index_20_Link" text:visited-style-name="Index_20_Link">map<text:tab/>11</text:a></text:p>
          <text:p text:style-name="P3"><text:a xlink:type="simple" xlink:href="#__RefHeading___Toc929_1941355088" text:style-name="Index_20_Link" text:visited-style-name="Index_20_Link">sort(fn)<text:tab/>11</text:a></text:p>
          <text:p text:style-name="P3"><text:a xlink:type="simple" xlink:href="#__RefHeading___Toc931_1941355088" text:style-name="Index_20_Link" text:visited-style-name="Index_20_Link">reverse<text:tab/>11</text:a></text:p>
          <text:p text:style-name="P3"><text:a xlink:type="simple" xlink:href="#__RefHeading___Toc933_1941355088" text:style-name="Index_20_Link" text:visited-style-name="Index_20_Link">reduce/reduceRight<text:tab/>11</text:a></text:p>
          <text:p text:style-name="P2"><text:a xlink:type="simple" xlink:href="#__RefHeading___Toc935_1941355088" text:style-name="Index_20_Link" text:visited-style-name="Index_20_Link">Construction<text:tab/>12</text:a></text:p>
          <text:p text:style-name="P2"><text:a xlink:type="simple" xlink:href="#__RefHeading___Toc937_1941355088" text:style-name="Index_20_Link" text:visited-style-name="Index_20_Link">Add/remove items<text:tab/>12</text:a></text:p>
        </text:index-body>
      </text:table-of-content>
      <text:h text:style-name="Heading_20_1" text:outline-level="1"/>
      <text:h text:style-name="Heading_20_1" text:outline-level="1"><text:bookmark-start text:name="__RefHeading___Toc125_1823853980"/>ECMAScript Editions<text:bookmark-end text:name="__RefHeading___Toc125_1823853980"/></text:h>
      <text:p text:style-name="P15"/>
      <table:table table:name="Table1" table:style-name="Table1">
        <table:table-column table:style-name="Table1.A"/>
        <table:table-column table:style-name="Table1.B"/>
        <table:table-column table:style-name="Table1.C"/>
        <table:table-row>
          <table:table-cell table:style-name="Table1.A1" office:value-type="string">
            <text:p text:style-name="P17">Ver</text:p>
          </table:table-cell>
          <table:table-cell table:style-name="Table1.A1" office:value-type="string">
            <text:p text:style-name="P17">Official Name</text:p>
          </table:table-cell>
          <table:table-cell table:style-name="Table1.A1" office:value-type="string">
            <text:p text:style-name="P17">Description</text:p>
          </table:table-cell>
        </table:table-row>
        <table:table-row>
          <table:table-cell table:style-name="Table1.A1" office:value-type="string">
            <text:p text:style-name="P15">1</text:p>
          </table:table-cell>
          <table:table-cell table:style-name="Table1.A1" office:value-type="string">
            <text:p text:style-name="P15">ECMAScript 1 (1997)</text:p>
          </table:table-cell>
          <table:table-cell table:style-name="Table1.A1" office:value-type="string">
            <text:p text:style-name="P15">First Edition.</text:p>
          </table:table-cell>
        </table:table-row>
        <text:soft-page-break/>
        <table:table-row>
          <table:table-cell table:style-name="Table1.A1" office:value-type="string">
            <text:p text:style-name="P15">2</text:p>
          </table:table-cell>
          <table:table-cell table:style-name="Table1.A1" office:value-type="string">
            <text:p text:style-name="P15">ECMAScript 2 (1998)</text:p>
          </table:table-cell>
          <table:table-cell table:style-name="Table1.A1" office:value-type="string">
            <text:p text:style-name="P15">Editorial changes only.</text:p>
          </table:table-cell>
        </table:table-row>
        <table:table-row>
          <table:table-cell table:style-name="Table1.A1" office:value-type="string">
            <text:p text:style-name="P15">3</text:p>
          </table:table-cell>
          <table:table-cell table:style-name="Table1.A1" office:value-type="string">
            <text:p text:style-name="P15">ECMAScript 3 (1999)</text:p>
          </table:table-cell>
          <table:table-cell table:style-name="Table1.A1" office:value-type="string">
            <text:p text:style-name="P15">Added Regular Expressions.<text:line-break/>Added try/catch.</text:p>
          </table:table-cell>
        </table:table-row>
        <table:table-row>
          <table:table-cell table:style-name="Table1.A1" office:value-type="string">
            <text:p text:style-name="P15">4</text:p>
          </table:table-cell>
          <table:table-cell table:style-name="Table1.A1" office:value-type="string">
            <text:p text:style-name="P15">ECMAScript 4</text:p>
          </table:table-cell>
          <table:table-cell table:style-name="Table1.A1" office:value-type="string">
            <text:p text:style-name="P15">Never released.</text:p>
          </table:table-cell>
        </table:table-row>
        <table:table-row>
          <table:table-cell table:style-name="Table1.A1" office:value-type="string">
            <text:p text:style-name="P15">5</text:p>
          </table:table-cell>
          <table:table-cell table:style-name="Table1.A1" office:value-type="string">
            <text:p text:style-name="P15">ECMAScript 5 (2009)</text:p>
          </table:table-cell>
          <table:table-cell table:style-name="Table1.C6" office:value-type="string">
            <text:p text:style-name="P15">Added "strict mode".<text:line-break/>Added JSON support.<text:line-break/>Added String.trim().<text:line-break/>Added Array.isArray().<text:line-break/>Added Array Iteration Methods.</text:p>
          </table:table-cell>
        </table:table-row>
      </table:table>
      <table:table table:name="Table2" table:style-name="Table2">
        <table:table-column table:style-name="Table2.A"/>
        <table:table-column table:style-name="Table2.B"/>
        <table:table-column table:style-name="Table2.C"/>
        <table:table-row>
          <table:table-cell table:style-name="Table2.A1" office:value-type="string">
            <text:p text:style-name="P15">5.1</text:p>
          </table:table-cell>
          <table:table-cell table:style-name="Table2.A1" office:value-type="string">
            <text:p text:style-name="P15">ECMAScript 5.1 (2011)</text:p>
          </table:table-cell>
          <table:table-cell table:style-name="Table2.A1" office:value-type="string">
            <text:p text:style-name="P15">Editorial changes.</text:p>
          </table:table-cell>
        </table:table-row>
        <table:table-row>
          <table:table-cell table:style-name="Table2.A1" office:value-type="string">
            <text:p text:style-name="P15">6</text:p>
          </table:table-cell>
          <table:table-cell table:style-name="Table2.A1" office:value-type="string">
            <text:p text:style-name="P15">ECMAScript 2015</text:p>
          </table:table-cell>
          <table:table-cell table:style-name="Table2.C2" office:value-type="string">
            <text:p text:style-name="P16">Added let and const.<text:line-break/>Added default parameter values.<text:line-break/>Added Array.find().<text:line-break/>Added Array.findIndex().</text:p>
          </table:table-cell>
        </table:table-row>
      </table:table>
      <table:table table:name="Table3" table:style-name="Table3">
        <table:table-column table:style-name="Table3.A"/>
        <table:table-column table:style-name="Table3.B"/>
        <table:table-column table:style-name="Table3.C"/>
        <table:table-row>
          <table:table-cell table:style-name="Table3.A1" office:value-type="string">
            <text:p text:style-name="P15">7</text:p>
          </table:table-cell>
          <table:table-cell table:style-name="Table3.A1" office:value-type="string">
            <text:p text:style-name="P15">ECMAScript 2016</text:p>
          </table:table-cell>
          <table:table-cell table:style-name="Table3.A1" office:value-type="string">
            <text:p text:style-name="P15">Added exponential operator (**).<text:line-break/>Added Array.prototype.includes.</text:p>
          </table:table-cell>
        </table:table-row>
        <table:table-row>
          <table:table-cell table:style-name="Table3.A1" office:value-type="string">
            <text:p text:style-name="P15">8</text:p>
          </table:table-cell>
          <table:table-cell table:style-name="Table3.A1" office:value-type="string">
            <text:p text:style-name="P15">ECMAScript 2017</text:p>
          </table:table-cell>
          <table:table-cell table:style-name="Table3.A1" office:value-type="string">
            <text:p text:style-name="P15">Added string padding.<text:line-break/>Added new Object properties.<text:line-break/>Added Async functions.<text:line-break/>Added Shared Memory.</text:p>
          </table:table-cell>
        </table:table-row>
        <table:table-row>
          <table:table-cell table:style-name="Table3.A1" office:value-type="string">
            <text:p text:style-name="P15">9</text:p>
          </table:table-cell>
          <table:table-cell table:style-name="Table3.A1" office:value-type="string">
            <text:p text:style-name="P15">ECMAScript 2018</text:p>
          </table:table-cell>
          <table:table-cell table:style-name="Table3.A1" office:value-type="string">
            <text:p text:style-name="P15">Added rest / spread properties.<text:line-break/>Added Asynchronous iteration.<text:line-break/>Added Promise.finally().<text:line-break/>Additions to RegExp. </text:p>
          </table:table-cell>
        </table:table-row>
      </table:table>
      <text:p text:style-name="P15"/>
      <text:p text:style-name="P15"/>
      <text:h text:style-name="Heading_20_1" text:outline-level="1"><text:bookmark-start text:name="__RefHeading___Toc127_1823853980"/>Variables<text:bookmark-end text:name="__RefHeading___Toc127_1823853980"/></text:h>
      <text:h text:style-name="Heading_20_2" text:outline-level="2"><text:bookmark-start text:name="__RefHeading___Toc129_1823853980"/>Declaration<text:bookmark-end text:name="__RefHeading___Toc129_1823853980"/></text:h>
      <text:p text:style-name="Text_20_body"><text:tab/><text:span text:style-name="T2">Var</text:span> : the var keyword was used to declare a variable in JavaScript. Variables declared using var do not support block level scope. This means if a variable is declared in a loop or if block it can be accessed outside the loop or the if block. This is because the variables declared using the var keyword support hoisting.</text:p>
      <text:p text:style-name="Text_20_body"><text:tab/><text:span text:style-name="T2">let</text:span> : let and block level safety. If we try to declare a let variable twice within the same block, it will throw an error. Consider the following example −</text:p>
      <text:p text:style-name="Text_20_body"/>
      <text:p text:style-name="Text_20_body"><text:tab/><text:span text:style-name="T2">const</text:span> : The const declaration creates a read-only reference to a value. It does not mean the value it holds is immutable, just that the variable identifier cannot be reassigned. Constants are block-scoped, much like variables defined using the let statement. The value of a constant cannot change through re-assignment, and it can't be re-declared.</text:p>
      <text:h text:style-name="Heading_20_2" text:outline-level="2"><text:bookmark-start text:name="__RefHeading___Toc131_1823853980"/>Scope<text:bookmark-end text:name="__RefHeading___Toc131_1823853980"/></text:h>
      <text:list xml:id="list2690068272" text:style-name="L1">
        <text:list-item>
          <text:list>
            <text:list-item>
              <text:p text:style-name="P39">Global Scope − A variable with global scope can be accessed from within any part of the JavaScript code.</text:p>
            </text:list-item>
            <text:list-item>
              <text:p text:style-name="P39"><text:soft-page-break/>Local Scope − A variable with a local scope can be accessed from within a function where it is declared.</text:p>
            </text:list-item>
            <text:list-item>
              <text:p text:style-name="P39"><text:bookmark-start text:name="__RefHeading___Toc133_1823853980"/>The Let and Block Scope - The block scope restricts a variable’s access to the block in which it is declared. The var keyword assigns a function scope to the variable. Unlike the var keyword, the let keyword allows the script to restrict access to the variable to the nearest enclosing block.<text:bookmark-end text:name="__RefHeading___Toc133_1823853980"/></text:p>
              <text:p text:style-name="P40"/>
            </text:list-item>
          </text:list>
        </text:list-item>
      </text:list>
      <text:h text:style-name="Heading_20_2" text:outline-level="2"><text:bookmark-start text:name="__RefHeading___Toc135_1823853980"/>Hoisting:<text:bookmark-end text:name="__RefHeading___Toc135_1823853980"/></text:h>
      <text:p text:style-name="Text_20_body">Variable hoisting allows the use of a variable in a JavaScript program, even before it is declared. Such variables will be initialized to undefined by default. JavaScript runtime will scan for variable declarations and put them to the top of the function or script. Variables declared with var keyword get hoisted to the top. Consider the following example −</text:p>
      <text:p text:style-name="Preformatted_20_Text">&lt;script&gt;</text:p>
      <text:p text:style-name="Preformatted_20_Text"><text:s text:c="3"/>variable company is hoisted to top , var company = undefined</text:p>
      <text:p text:style-name="Preformatted_20_Text"><text:s text:c="3"/>console.log(company); // using variable before declaring</text:p>
      <text:p text:style-name="Preformatted_20_Text"><text:s text:c="3"/>var company = "TutorialsPoint"; // declare and initialized here</text:p>
      <text:p text:style-name="Preformatted_20_Text"><text:s text:c="3"/>console.log(company);</text:p>
      <text:p text:style-name="Preformatted_20_Text">&lt;/script&gt;</text:p>
      <text:p text:style-name="Text_20_body">The output of the above code will be as shown below −</text:p>
      <text:p text:style-name="Preformatted_20_Text">undefined</text:p>
      <text:p text:style-name="Preformatted_20_Text">TutorialsPoint</text:p>
      <text:p text:style-name="Text_20_body"/>
      <text:h text:style-name="P31" text:outline-level="1"><text:bookmark-start text:name="__RefHeading___Toc137_1823853980"/>Data Type &amp; Structure<text:bookmark-end text:name="__RefHeading___Toc137_1823853980"/></text:h>
      <text:h text:style-name="Heading_20_2" text:outline-level="2"><text:bookmark-start text:name="__RefHeading___Toc139_1823853980"/><text:tab/>Primary Type:<text:bookmark-end text:name="__RefHeading___Toc139_1823853980"/></text:h>
      <text:list xml:id="list2949910922" text:style-name="L2">
        <text:list-item>
          <text:list>
            <text:list-item>
              <text:list>
                <text:list-item>
                  <text:p text:style-name="P41">undefined</text:p>
                </text:list-item>
                <text:list-item>
                  <text:p text:style-name="P41">boolean</text:p>
                </text:list-item>
                <text:list-item>
                  <text:p text:style-name="P41">number</text:p>
                </text:list-item>
                <text:list-item>
                  <text:p text:style-name="P41">bigint</text:p>
                </text:list-item>
                <text:list-item>
                  <text:p text:style-name="P41">string</text:p>
                </text:list-item>
                <text:list-item>
                  <text:p text:style-name="P42">symbol</text:p>
                </text:list-item>
              </text:list>
              <text:h text:style-name="P33" text:outline-level="2"><text:bookmark-start text:name="__RefHeading___Toc141_1823853980"/>Object<text:bookmark-end text:name="__RefHeading___Toc141_1823853980"/></text:h>
            </text:list-item>
          </text:list>
        </text:list-item>
      </text:list>
      <text:p text:style-name="P18"/>
      <text:h text:style-name="Heading_20_3" text:outline-level="3"><text:bookmark-start text:name="__RefHeading___Toc143_1823853980"/>Definition<text:bookmark-end text:name="__RefHeading___Toc143_1823853980"/></text:h>
      <text:p text:style-name="Text_20_body">Like the primitive types, objects have a literal syntax: curly bracesv ({and}). Following is the syntax for defining an object.</text:p>
      <text:p text:style-name="Preformatted_20_Text">var identifier = {</text:p>
      <text:p text:style-name="Preformatted_20_Text"><text:soft-page-break/><text:s text:c="3"/>Key1:value, Key2: function () { </text:p>
      <text:p text:style-name="Preformatted_20_Text"><text:s text:c="6"/>//functions </text:p>
      <text:p text:style-name="Preformatted_20_Text"><text:s text:c="3"/>}, </text:p>
      <text:p text:style-name="Preformatted_20_Text"><text:s text:c="3"/>Key3: [“content1”,” content2”] </text:p>
      <text:p text:style-name="Preformatted_20_Text">} </text:p>
      <text:p text:style-name="P6"/>
      <text:h text:style-name="Heading_20_3" text:outline-level="3"><text:bookmark-start text:name="__RefHeading___Toc145_1823853980"/>Object() Constructor<text:bookmark-end text:name="__RefHeading___Toc145_1823853980"/></text:h>
      <text:p text:style-name="P4">JavaScript provides a special constructor function called <text:span text:style-name="T1">Object()</text:span> to build the object</text:p>
      <text:p text:style-name="P4"/>
      <text:p text:style-name="P4">var obj_name = new Object(); </text:p>
      <text:p text:style-name="Preformatted_20_Text">obj_name.property = value; <text:s text:c="3"/></text:p>
      <text:p text:style-name="Preformatted_20_Text">OR <text:s text:c="12"/></text:p>
      <text:p text:style-name="P8">obj_name["key"] = value </text:p>
      <text:p text:style-name="P7">Using a Function Constructor</text:p>
      <text:p text:style-name="P11">function Car() { </text:p>
      <text:p text:style-name="P12"><text:s text:c="3"/>this.make = "Ford" </text:p>
      <text:p text:style-name="P12"><text:s text:c="3"/>this.model = "F123" </text:p>
      <text:p text:style-name="P12">} <text:s/></text:p>
      <text:p text:style-name="P12">var obj = new Car() </text:p>
      <text:p text:style-name="P12">console.log(obj.make) </text:p>
      <text:p text:style-name="P13">console.log(obj.model)</text:p>
      <text:h text:style-name="Heading_20_3" text:outline-level="3"><text:bookmark-start text:name="__RefHeading___Toc147_1823853980"/>The Object.create Method<text:bookmark-end text:name="__RefHeading___Toc147_1823853980"/></text:h>
      <text:p text:style-name="Text_20_body">Objects can also be created using the Object.create() method. It allows you to create the prototype for the object you want, without having to define a constructor function.</text:p>
      <text:p text:style-name="P11">var roles = { </text:p>
      <text:p text:style-name="P12"><text:s text:c="3"/>type: "Admin", // Default value of properties </text:p>
      <text:p text:style-name="P12"><text:s text:c="3"/>displayType : function() { <text:s/></text:p>
      <text:p text:style-name="P12"><text:s text:c="6"/>// Method which will display type of role </text:p>
      <text:p text:style-name="P12"><text:s text:c="6"/>console.log(this.type); </text:p>
      <text:p text:style-name="P12"><text:s text:c="3"/>} </text:p>
      <text:p text:style-name="P12">} <text:s/></text:p>
      <text:p text:style-name="P12">// Create new role type called super_role </text:p>
      <text:p text:style-name="P12">var super_role = Object.create(roles); </text:p>
      <text:p text:style-name="P13">super_role.displayType(); // Output:Admin <text:s/></text:p>
      <text:p text:style-name="P7"/>
      <text:h text:style-name="Heading_20_3" text:outline-level="3"><text:bookmark-start text:name="__RefHeading___Toc149_1823853980"/>The Object.assign() Function<text:bookmark-end text:name="__RefHeading___Toc149_1823853980"/></text:h>
      <text:p text:style-name="Text_20_body">The Object.assign() method is used to copy the values of all enumerable own properties from one or more source objects to a target object. It will return the target object.</text:p>
      <text:p text:style-name="Text_20_body">Following is the syntax for the same.</text:p>
      <text:p text:style-name="P12">Object.assign(target, ...sources) <text:s text:c="3"/></text:p>
      <text:p text:style-name="P14">Example − Cloning an Object</text:p>
      <text:p text:style-name="P12">"use strict" </text:p>
      <text:p text:style-name="P12">var det = { name:"Tom", ID:"E1001" }; </text:p>
      <text:p text:style-name="P12">var copy = Object.assign({}, det); </text:p>
      <text:p text:style-name="P12">console.log(copy); <text:s/></text:p>
      <text:p text:style-name="P12">for (let val in copy) { </text:p>
      <text:p text:style-name="P12"><text:s text:c="3"/>console.log(copy[val]) </text:p>
      <text:p text:style-name="P12">}</text:p>
      <text:p text:style-name="P7"><text:soft-page-break/></text:p>
      <text:h text:style-name="Heading_20_3" text:outline-level="3"><text:bookmark-start text:name="__RefHeading___Toc151_1823853980"/>Deleting Properties<text:bookmark-end text:name="__RefHeading___Toc151_1823853980"/></text:h>
      <text:p text:style-name="P5"/>
      <text:p text:style-name="Preformatted_20_Text">// Removes the ‘a’ property </text:p>
      <text:p text:style-name="Preformatted_20_Text">delete myobj.a; </text:p>
      <text:p text:style-name="P8">console.log ("a" in myobj) // yields "false"</text:p>
      <text:p text:style-name="P7"/>
      <text:h text:style-name="Heading_20_3" text:outline-level="3"><text:bookmark-start text:name="__RefHeading___Toc153_1823853980"/>Object De-structuring<text:bookmark-end text:name="__RefHeading___Toc153_1823853980"/></text:h>
      <text:p text:style-name="Text_20_body">The term destructuring refers to breaking up the structure of an entity. The destructuring assignment syntax in JavaScript makes it possible to extract data from arrays or objects into distinct variables. The same is illustrated in the following example.</text:p>
      <text:p text:style-name="Text_20_body"/>
      <text:h text:style-name="Heading_20_3" text:outline-level="3"><text:bookmark-start text:name="__RefHeading___Toc155_1823853980"/>Example 1<text:bookmark-end text:name="__RefHeading___Toc155_1823853980"/></text:h>
      <text:p text:style-name="Text_20_body">When destructuring an object the variable names and the object property names must match.</text:p>
      <text:p text:style-name="Preformatted_20_Text">&lt;script&gt;</text:p>
      <text:p text:style-name="Preformatted_20_Text">let student = {</text:p>
      <text:p text:style-name="Preformatted_20_Text"><text:s text:c="3"/>rollno:20,</text:p>
      <text:p text:style-name="Preformatted_20_Text"><text:s text:c="3"/>name:'Prijin',</text:p>
      <text:p text:style-name="Preformatted_20_Text"><text:s text:c="3"/>cgpa:7.2</text:p>
      <text:p text:style-name="Preformatted_20_Text">}</text:p>
      <text:p text:style-name="Preformatted_20_Text"/>
      <text:p text:style-name="Preformatted_20_Text">//destructuring to same property name</text:p>
      <text:p text:style-name="Preformatted_20_Text"><text:s text:c="3"/>let {name,cgpa} = student</text:p>
      <text:p text:style-name="Preformatted_20_Text"><text:s text:c="3"/>console.log(name)</text:p>
      <text:p text:style-name="Preformatted_20_Text"><text:s text:c="3"/>console.log(cgpa)</text:p>
      <text:p text:style-name="Preformatted_20_Text"/>
      <text:p text:style-name="Preformatted_20_Text">//destructuring to different name</text:p>
      <text:p text:style-name="Preformatted_20_Text"><text:s text:c="3"/>let {name:student_name,cgpa:student_cgpa}=student</text:p>
      <text:p text:style-name="Preformatted_20_Text"><text:s text:c="3"/>console.log(student_cgpa)</text:p>
      <text:p text:style-name="Preformatted_20_Text"><text:s text:c="3"/>console.log("student_name",student_name)</text:p>
      <text:p text:style-name="P8">&lt;/script&gt;</text:p>
      <text:p text:style-name="Text_20_body"/>
      <text:h text:style-name="P35" text:outline-level="3"><text:bookmark-start text:name="__RefHeading___Toc157_1823853980"/>Example 2<text:bookmark-end text:name="__RefHeading___Toc157_1823853980"/></text:h>
      <text:p text:style-name="Text_20_body">If the variable and assignment are in two different steps, then the destructuring object syntax will be surrounded by <text:span text:style-name="T1">()</text:span> as shown in the example <text:span text:style-name="T1">({rollno} = student)</text:span> −</text:p>
      <text:p text:style-name="Preformatted_20_Text">&lt;script&gt;</text:p>
      <text:p text:style-name="Preformatted_20_Text"><text:s text:c="3"/>let student = {</text:p>
      <text:p text:style-name="Preformatted_20_Text"><text:s text:c="6"/>rollno:20,</text:p>
      <text:p text:style-name="Preformatted_20_Text"><text:s text:c="6"/>name:'Prijin',</text:p>
      <text:p text:style-name="Preformatted_20_Text"><text:s text:c="6"/>cgpa:7.2</text:p>
      <text:p text:style-name="Preformatted_20_Text"><text:s text:c="3"/>}</text:p>
      <text:p text:style-name="Preformatted_20_Text"/>
      <text:p text:style-name="Preformatted_20_Text"><text:s text:c="3"/>// destructuring to already declared variable</text:p>
      <text:p text:style-name="Preformatted_20_Text"><text:s text:c="3"/>let rollno;</text:p>
      <text:p text:style-name="Preformatted_20_Text"><text:s text:c="3"/>({rollno} = student)</text:p>
      <text:p text:style-name="Preformatted_20_Text"><text:s text:c="3"/>console.log(rollno)</text:p>
      <text:p text:style-name="Preformatted_20_Text"/>
      <text:p text:style-name="Preformatted_20_Text"><text:s text:c="3"/>// assign default values to variables</text:p>
      <text:p text:style-name="Preformatted_20_Text"/>
      <text:p text:style-name="Preformatted_20_Text"><text:soft-page-break/><text:s text:c="3"/>let product ={ id:1001,price:2000} //discount is not product property</text:p>
      <text:p text:style-name="Preformatted_20_Text"><text:s text:c="3"/>let {id,price,discount=.10} = product</text:p>
      <text:p text:style-name="Preformatted_20_Text"><text:s text:c="3"/>console.log(id)</text:p>
      <text:p text:style-name="Preformatted_20_Text"><text:s text:c="3"/>console.log(price)</text:p>
      <text:p text:style-name="Preformatted_20_Text"><text:s text:c="3"/>console.log(discount)</text:p>
      <text:p text:style-name="P8">&lt;/script&gt;</text:p>
      <text:h text:style-name="P35" text:outline-level="3"><text:bookmark-start text:name="__RefHeading___Toc159_1823853980"/>Example 3<text:bookmark-end text:name="__RefHeading___Toc159_1823853980"/></text:h>
      <text:p text:style-name="Text_20_body">The below example shows <text:span text:style-name="T1">destructuring</text:span> using the <text:span text:style-name="T1">rest operator</text:span> and how to destruct nested objects.</text:p>
      <text:p text:style-name="Preformatted_20_Text">&lt;script&gt;</text:p>
      <text:p text:style-name="Preformatted_20_Text"><text:s text:c="3"/>// rest operator with object destructuring</text:p>
      <text:p text:style-name="Preformatted_20_Text"><text:s text:c="3"/>let customers= {</text:p>
      <text:p text:style-name="Preformatted_20_Text"><text:s text:c="6"/>c1:101,</text:p>
      <text:p text:style-name="Preformatted_20_Text"><text:s text:c="6"/>c2:102,</text:p>
      <text:p text:style-name="Preformatted_20_Text"><text:s text:c="6"/>c3:103</text:p>
      <text:p text:style-name="Preformatted_20_Text"><text:s text:c="3"/>}</text:p>
      <text:p text:style-name="Preformatted_20_Text"/>
      <text:p text:style-name="Preformatted_20_Text"><text:s text:c="3"/>let {c1,...others} = customers</text:p>
      <text:p text:style-name="Preformatted_20_Text"><text:s text:c="3"/>console.log(c1)</text:p>
      <text:p text:style-name="Preformatted_20_Text"><text:s text:c="3"/>console.log(others)</text:p>
      <text:p text:style-name="Preformatted_20_Text"/>
      <text:p text:style-name="Preformatted_20_Text"><text:s text:c="3"/>//nested objects</text:p>
      <text:p text:style-name="Preformatted_20_Text"><text:s text:c="3"/>let emp = {</text:p>
      <text:p text:style-name="Preformatted_20_Text"><text:s text:c="6"/>id:101,</text:p>
      <text:p text:style-name="Preformatted_20_Text"><text:s text:c="6"/>address:{</text:p>
      <text:p text:style-name="Preformatted_20_Text"><text:s text:c="9"/>city:'Mumbai',</text:p>
      <text:p text:style-name="Preformatted_20_Text"><text:s text:c="9"/>pin:1234</text:p>
      <text:p text:style-name="Preformatted_20_Text"><text:s text:c="6"/>}</text:p>
      <text:p text:style-name="Preformatted_20_Text"><text:s text:c="3"/>}</text:p>
      <text:p text:style-name="Preformatted_20_Text"><text:s text:c="3"/>let {address} = emp;</text:p>
      <text:p text:style-name="Preformatted_20_Text"/>
      <text:p text:style-name="Preformatted_20_Text"><text:s text:c="3"/>console.log(address)</text:p>
      <text:p text:style-name="Preformatted_20_Text"><text:s text:c="3"/>let {address:{city,pin}} = emp</text:p>
      <text:p text:style-name="Preformatted_20_Text"><text:s text:c="3"/>console.log(city)</text:p>
      <text:p text:style-name="P8">&lt;/script&gt;</text:p>
      <text:p text:style-name="Text_20_body">The output of the above code will be as mentioned below −</text:p>
      <text:p text:style-name="Preformatted_20_Text">101</text:p>
      <text:p text:style-name="Preformatted_20_Text">{c2: 102, c3: 103}</text:p>
      <text:p text:style-name="Preformatted_20_Text">{city: "Mumbai", pin: 1234}</text:p>
      <text:p text:style-name="P8">Mumbai</text:p>
      <text:p text:style-name="P7"/>
      <text:h text:style-name="Heading_20_2" text:outline-level="2"><text:bookmark-start text:name="__RefHeading___Toc161_1823853980"/>Functions<text:bookmark-end text:name="__RefHeading___Toc161_1823853980"/></text:h>
      <text:p text:style-name="Text_20_body">Functions are the building blocks of readable, maintainable, and reusable code. Functions are defined using the function keyword. Following is the syntax for defining a standard function.</text:p>
      <text:p text:style-name="Text_20_body"/>
      <text:h text:style-name="Heading_20_3" text:outline-level="3"><text:bookmark-start text:name="__RefHeading___Toc163_1823853980"/>Rest Parameters<text:bookmark-end text:name="__RefHeading___Toc163_1823853980"/></text:h>
      <text:p text:style-name="Text_20_body">Rest parameters are similar to variable arguments in Java. Rest parameters doesn’t restrict the number of values that you can pass to a function. However, the values passed must all be of the <text:soft-page-break/>same type. In other words, rest parameters act as placeholders for multiple arguments of the same type.</text:p>
      <text:p text:style-name="Preformatted_20_Text">function fun1(...params) { </text:p>
      <text:p text:style-name="Preformatted_20_Text"><text:s text:c="3"/>console.log(params.length); </text:p>
      <text:p text:style-name="Preformatted_20_Text">} <text:s/></text:p>
      <text:p text:style-name="Preformatted_20_Text">fun1(); <text:s/></text:p>
      <text:p text:style-name="Preformatted_20_Text">fun1(5); </text:p>
      <text:p text:style-name="P8">fun1(5, 6, 7); </text:p>
      <text:h text:style-name="Heading_20_3" text:outline-level="3"><text:bookmark-start text:name="__RefHeading___Toc165_1823853980"/>Anonymous Function<text:bookmark-end text:name="__RefHeading___Toc165_1823853980"/></text:h>
      <text:p text:style-name="Text_20_body">Functions that are not bound to an identifier (function name) are called as anonymous functions. These functions are dynamically declared at runtime. Anonymous functions can accept inputs and return outputs, just as standard functions do. An anonymous function is usually not accessible after its initial creation.</text:p>
      <text:p text:style-name="P19">Example − Anonymous Function</text:p>
      <text:p text:style-name="Preformatted_20_Text">var f = function(){ return "hello"} </text:p>
      <text:p text:style-name="P8">console.log(f()) </text:p>
      <text:p text:style-name="Text_20_body">The following output is displayed on successful execution of the above code.</text:p>
      <text:p text:style-name="P8">hello </text:p>
      <text:p text:style-name="P19">Example − Anonymous Parameterized Function</text:p>
      <text:p text:style-name="Preformatted_20_Text">var func = function(x,y){ return x*y }; </text:p>
      <text:p text:style-name="Preformatted_20_Text">function product() { </text:p>
      <text:p text:style-name="Preformatted_20_Text"><text:s text:c="3"/>var result; </text:p>
      <text:p text:style-name="Preformatted_20_Text"><text:s text:c="3"/>result = func(10,20); </text:p>
      <text:p text:style-name="Preformatted_20_Text"><text:s text:c="3"/>console.log("The product : "+result) </text:p>
      <text:p text:style-name="Preformatted_20_Text">} </text:p>
      <text:p text:style-name="P8">product()</text:p>
      <text:p text:style-name="Text_20_body"/>
      <text:h text:style-name="Heading_20_3" text:outline-level="3"><text:bookmark-start text:name="__RefHeading___Toc167_1823853980"/>Lambda Function - Anatomy<text:bookmark-end text:name="__RefHeading___Toc167_1823853980"/></text:h>
      <text:p text:style-name="Text_20_body">There are 3 parts to a Lambda function −</text:p>
      <text:list xml:id="list3904641974" text:style-name="L3">
        <text:list-item>
          <text:p text:style-name="P43"><text:span text:style-name="T1">Parameters</text:span> − A function may optionally have parameters.</text:p>
        </text:list-item>
        <text:list-item>
          <text:p text:style-name="P43">The <text:span text:style-name="T1">fat arrow notation/lambda notation</text:span> (=&gt;): It is also called as the goes to operator.</text:p>
        </text:list-item>
        <text:list-item>
          <text:p text:style-name="P43"><text:span text:style-name="T1">Statements</text:span> − Represents the function’s instruction set.</text:p>
        </text:list-item>
      </text:list>
      <text:p text:style-name="P8"/>
      <text:p text:style-name="P8">([param1, parma2,…param n] )=&gt;statement;</text:p>
      <text:p text:style-name="P19">Example − Lambda Expression</text:p>
      <text:p text:style-name="Preformatted_20_Text">var foo = (x)=&gt;10+x </text:p>
      <text:p text:style-name="P8">console.log(foo(10)) </text:p>
      <text:h text:style-name="Heading_20_3" text:outline-level="3"><text:bookmark-start text:name="__RefHeading___Toc169_1823853980"/><text:soft-page-break/>Syntax<text:bookmark-end text:name="__RefHeading___Toc169_1823853980"/></text:h>
      <text:p text:style-name="Preformatted_20_Text">//Arrow function that points to a single line of code</text:p>
      <text:p text:style-name="P8">()=&gt;some_expression</text:p>
      <text:h text:style-name="Heading_20_3" text:outline-level="3"><text:bookmark-start text:name="__RefHeading___Toc171_1823853980"/>OR<text:bookmark-end text:name="__RefHeading___Toc171_1823853980"/></text:h>
      <text:p text:style-name="Preformatted_20_Text">//Arrow function that points to a block of code</text:p>
      <text:p text:style-name="P8">()=&gt; { //some statements }`</text:p>
      <text:h text:style-name="Heading_20_3" text:outline-level="3"><text:bookmark-start text:name="__RefHeading___Toc173_1823853980"/>OR<text:bookmark-end text:name="__RefHeading___Toc173_1823853980"/></text:h>
      <text:p text:style-name="Preformatted_20_Text">//Arrow function with parameters</text:p>
      <text:p text:style-name="P8">(param1,param2)=&gt;{//some statement}</text:p>
      <text:p text:style-name="Text_20_body"/>
      <text:h text:style-name="Heading_20_3" text:outline-level="3"><text:bookmark-start text:name="__RefHeading___Toc175_1823853980"/>Array.prototype.map() and arrow function<text:bookmark-end text:name="__RefHeading___Toc175_1823853980"/></text:h>
      <text:p text:style-name="Text_20_body">In the following example, an arrow function is passed as a parameter to the <text:span text:style-name="T1">Array.prototype.map() function.</text:span> The map() function executes the arrow function for each element in the array. The arrow function in this case, displays each element in the array and its index.</text:p>
      <text:p text:style-name="Preformatted_20_Text">&lt;script&gt;</text:p>
      <text:p text:style-name="Preformatted_20_Text"><text:s text:c="3"/>const names = ['TutorialsPoint','Mohtashim','Bhargavi','Raja']</text:p>
      <text:p text:style-name="Preformatted_20_Text"><text:s text:c="3"/>names.map((element,index)=&gt; {</text:p>
      <text:p text:style-name="Preformatted_20_Text"><text:s text:c="6"/>console.log('inside arrow function')</text:p>
      <text:p text:style-name="Preformatted_20_Text"><text:s text:c="6"/>console.log('index is '+index+' element value is :'+element)</text:p>
      <text:p text:style-name="Preformatted_20_Text"><text:s text:c="3"/>})</text:p>
      <text:p text:style-name="P8">&lt;/script&gt;</text:p>
      <text:p text:style-name="P8"/>
      <text:h text:style-name="Heading_20_3" text:outline-level="3"><text:bookmark-start text:name="__RefHeading___Toc177_1823853980"/>Arrow function and “this”<text:bookmark-end text:name="__RefHeading___Toc177_1823853980"/></text:h>
      <text:p text:style-name="Text_20_body">Inside an arrow function if we use <text:span text:style-name="T1">this pointer</text:span>, it will point to the enclosing lexical scope. This means arrow functions do not create a new <text:span text:style-name="T1">this pointer</text:span> instance whenever it is invoked. Arrow functions makes use of its enclosing scope. To understand this, let us see an example.</text:p>
      <text:p text:style-name="Preformatted_20_Text">&lt;script&gt;</text:p>
      <text:p text:style-name="Preformatted_20_Text"><text:s text:c="3"/>//constructor function</text:p>
      <text:p text:style-name="Preformatted_20_Text"><text:s text:c="3"/>function Student(rollno,firstName,lastName) {</text:p>
      <text:p text:style-name="Preformatted_20_Text"><text:s text:c="6"/>this.rollno = rollno;</text:p>
      <text:p text:style-name="Preformatted_20_Text"><text:s text:c="6"/>this.firstName = firstName;</text:p>
      <text:p text:style-name="Preformatted_20_Text"><text:s text:c="6"/>this.lastName = lastName;</text:p>
      <text:p text:style-name="Preformatted_20_Text"><text:s text:c="6"/>this.fullNameUsingAnonymous = function(){</text:p>
      <text:p text:style-name="Preformatted_20_Text"><text:s text:c="9"/>setTimeout(function(){</text:p>
      <text:p text:style-name="Preformatted_20_Text"><text:s text:c="12"/>//creates a new instance of this ,hides outer scope of this</text:p>
      <text:p text:style-name="Preformatted_20_Text"><text:s text:c="12"/>console.log(this.firstName+ " "+this.lastName)</text:p>
      <text:p text:style-name="Preformatted_20_Text"><text:s text:c="9"/>},2000)</text:p>
      <text:p text:style-name="Preformatted_20_Text"><text:s text:c="6"/>}</text:p>
      <text:p text:style-name="Preformatted_20_Text"><text:s text:c="6"/>this.fullNameUsingArrow = function(){</text:p>
      <text:p text:style-name="Preformatted_20_Text"><text:s text:c="9"/>setTimeout(()=&gt;{</text:p>
      <text:p text:style-name="Preformatted_20_Text"><text:s text:c="12"/>//uses this instance of outer scope</text:p>
      <text:p text:style-name="Preformatted_20_Text"><text:s text:c="12"/>console.log(this.firstName+ " "+this.lastName)</text:p>
      <text:p text:style-name="Preformatted_20_Text"><text:s text:c="9"/>},3000)</text:p>
      <text:p text:style-name="Preformatted_20_Text"><text:s text:c="6"/>}</text:p>
      <text:p text:style-name="Preformatted_20_Text"><text:s text:c="3"/>}</text:p>
      <text:p text:style-name="Preformatted_20_Text"><text:s text:c="3"/>const s1 = new Student(101,'Mohammad','Mohtashim')</text:p>
      <text:p text:style-name="Preformatted_20_Text"><text:soft-page-break/><text:s text:c="3"/>s1.fullNameUsingAnonymous();</text:p>
      <text:p text:style-name="Preformatted_20_Text"><text:s text:c="3"/>s1.fullNameUsingArrow();</text:p>
      <text:p text:style-name="P8">&lt;/script&gt;</text:p>
      <text:p text:style-name="Text_20_body">When an anonymous function is used with <text:span text:style-name="T1">setTimeout()</text:span>, the function gets invoked after 2000 milliseconds. A new instance of “<text:span text:style-name="T1">this”</text:span> is created and it shadows the instance of the Student function. So, the value of <text:span text:style-name="T1">this.firstName</text:span> and <text:span text:style-name="T1">this.lastName</text:span> will be <text:span text:style-name="T1">undefined</text:span>. The function doesn't use the lexical scope or the context of current execution. This problem can be solved by using an <text:span text:style-name="T1">arrow function</text:span>.</text:p>
      <text:p text:style-name="Text_20_body">The output of the above code will be as follows −</text:p>
      <text:p text:style-name="Preformatted_20_Text">undefined undefined</text:p>
      <text:p text:style-name="P8">Mohammad Mohtashim</text:p>
      <text:p text:style-name="P8"/>
      <text:h text:style-name="Heading_20_3" text:outline-level="3"><text:bookmark-start text:name="__RefHeading___Toc179_1823853980"/>Function Expression and Function Declaration<text:bookmark-end text:name="__RefHeading___Toc179_1823853980"/></text:h>
      <text:p text:style-name="Text_20_body">Function expression and function declaration are not synonymous. Unlike a function expression, a function declaration is bound by the function name.</text:p>
      <text:p text:style-name="Text_20_body">The fundamental difference between the two is that, function declarations are parsed before their execution. On the other hand, function expressions are parsed only when the script engine encounters it during an execution.</text:p>
      <text:p text:style-name="Text_20_body">When the JavaScript parser sees a function in the main code flow, it assumes function declaration. When a function comes as a part of a statement, it is a function expression.</text:p>
      <text:p text:style-name="Text_20_body"/>
      <text:h text:style-name="Heading_20_3" text:outline-level="3"><text:bookmark-start text:name="__RefHeading___Toc181_1823853980"/>Function Hoisting<text:bookmark-end text:name="__RefHeading___Toc181_1823853980"/></text:h>
      <text:p text:style-name="Text_20_body">Like variables, functions can also be hoisted. Unlike variables, function declarations when hoisted, hoists the function definition rather than just hoisting the function’s name.</text:p>
      <text:p text:style-name="Text_20_body">The following code snippet, illustrates function hoisting in JavaScript.</text:p>
      <text:p text:style-name="Preformatted_20_Text">hoist_function(); <text:s/></text:p>
      <text:p text:style-name="Preformatted_20_Text">function hoist_function() { </text:p>
      <text:p text:style-name="Preformatted_20_Text"><text:s text:c="3"/>console.log("foo"); </text:p>
      <text:p text:style-name="P8">} </text:p>
      <text:p text:style-name="Text_20_body">The following output is displayed on successful execution of the above code.</text:p>
      <text:p text:style-name="P8">foo </text:p>
      <text:p text:style-name="Text_20_body">However, function expressions cannot be hoisted. The following code snippet illustrates the same.</text:p>
      <text:p text:style-name="Preformatted_20_Text">hoist_function(); // TypeError: hoist_function() is not a function <text:s/></text:p>
      <text:p text:style-name="Preformatted_20_Text">var hoist_function() = function() { </text:p>
      <text:p text:style-name="Preformatted_20_Text"><text:s text:c="3"/>console.log("bar"); </text:p>
      <text:p text:style-name="P8">};</text:p>
      <text:h text:style-name="Heading_20_1" text:outline-level="1"><text:bookmark-start text:name="__RefHeading___Toc913_1941355088"/><text:soft-page-break/>Array - https://javascript.info/array-methods<text:bookmark-end text:name="__RefHeading___Toc913_1941355088"/></text:h>
      <text:h text:style-name="Heading_20_2" text:outline-level="2"><text:bookmark-start text:name="__RefHeading___Toc915_1941355088"/>Search<text:bookmark-end text:name="__RefHeading___Toc915_1941355088"/></text:h>
      <text:h text:style-name="Heading_20_3" text:outline-level="3"><text:bookmark-start text:name="__RefHeading___Toc917_1941355088"/><text:a xlink:type="simple" xlink:href="https://javascript.info/array-methods#indexof-lastindexof-and-includes" office:name="indexof-lastindexof-and-includes" text:style-name="Internet_20_link" text:visited-style-name="Visited_20_Internet_20_Link">indexOf/lastIndexOf and includes</text:a><text:bookmark-end text:name="__RefHeading___Toc917_1941355088"/></text:h>
      <text:list xml:id="list1254883169" text:style-name="L4">
        <text:list-item>
          <text:p text:style-name="P46"><text:span text:style-name="Source_20_Text">arr.indexOf(item, from)</text:span> – looks for <text:span text:style-name="Source_20_Text">item</text:span> starting from index <text:span text:style-name="Source_20_Text">from</text:span>, and returns the index where it was found, otherwise <text:span text:style-name="Source_20_Text">-1</text:span>. </text:p>
        </text:list-item>
        <text:list-item>
          <text:p text:style-name="P56"><text:span text:style-name="Source_20_Text">arr.lastIndexOf(item, from)</text:span> – same, but looks for from right to left. </text:p>
        </text:list-item>
        <text:list-item>
          <text:p text:style-name="P45"><text:span text:style-name="Source_20_Text">arr.includes(item, from)</text:span> – looks for <text:span text:style-name="Source_20_Text">item</text:span> starting from index <text:span text:style-name="Source_20_Text">from</text:span>, returns <text:span text:style-name="Source_20_Text">true</text:span> if found.</text:p>
          <text:p text:style-name="P44"><text:a xlink:type="simple" xlink:href="https://javascript.info/array-methods#find-and-findindex" office:name="find-and-findindex" text:style-name="Internet_20_link" text:visited-style-name="Visited_20_Internet_20_Link"><text:span text:style-name="T3"/></text:a></text:p>
        </text:list-item>
      </text:list>
      <text:p text:style-name="Text_20_body"><text:a xlink:type="simple" xlink:href="https://javascript.info/array-methods#find-and-findindex" office:name="find-and-findindex" text:style-name="Internet_20_link" text:visited-style-name="Visited_20_Internet_20_Link"><text:span text:style-name="T4">find and findIndex</text:span></text:a></text:p>
      <text:p text:style-name="Text_20_body"><text:span text:style-name="T3">Imagine we have an array of o</text:span>bjects. How do we find an object with the specific condition?</text:p>
      <text:p text:style-name="Text_20_body">Here the <text:a xlink:type="simple" xlink:href="https://developer.mozilla.org/en-US/docs/Web/JavaScript/Reference/Global_Objects/Array/find" text:style-name="Internet_20_link" text:visited-style-name="Visited_20_Internet_20_Link">arr.find(fn)</text:a> method comes in handy.</text:p>
      <text:list xml:id="list124658665047191" text:continue-numbering="true" text:style-name="L4">
        <text:list-item>
          <text:p text:style-name="P38"><text:span text:style-name="Source_20_Text">let result = arr.find(function(item, index, array) {</text:span></text:p>
        </text:list-item>
      </text:list>
      <text:p text:style-name="Preformatted_20_Text"><text:span text:style-name="Source_20_Text"><text:s text:c="2"/>// if true is returned, item is returned and iteration is stopped</text:span></text:p>
      <text:p text:style-name="Preformatted_20_Text"><text:span text:style-name="Source_20_Text"><text:s text:c="2"/>// for falsy scenario returns undefined</text:span></text:p>
      <text:p text:style-name="P8"><text:span text:style-name="Source_20_Text">});</text:span></text:p>
      <text:h text:style-name="Heading_20_3" text:outline-level="3"><text:bookmark-start text:name="__RefHeading___Toc919_1941355088"/><text:a xlink:type="simple" xlink:href="https://javascript.info/array-methods#filter" office:name="filter" text:style-name="Internet_20_link" text:visited-style-name="Visited_20_Internet_20_Link"><text:span text:style-name="T4">filter</text:span></text:a><text:bookmark-end text:name="__RefHeading___Toc919_1941355088"/></text:h>
      <text:p text:style-name="Text_20_body"><text:span text:style-name="T3">The </text:span><text:span text:style-name="Source_20_Text"><text:span text:style-name="T3">find</text:span></text:span> method looks for a single (first) element that makes the function return <text:span text:style-name="Source_20_Text">true</text:span>.</text:p>
      <text:p text:style-name="Text_20_body">If there may be many, we can use <text:a xlink:type="simple" xlink:href="https://developer.mozilla.org/en-US/docs/Web/JavaScript/Reference/Global_Objects/Array/filter" text:style-name="Internet_20_link" text:visited-style-name="Visited_20_Internet_20_Link">arr.filter(fn)</text:a>.</text:p>
      <text:p text:style-name="Text_20_body">The syntax is similar to <text:span text:style-name="Source_20_Text">find</text:span>, but <text:span text:style-name="Source_20_Text">filter</text:span> returns an array of all matching elements:</text:p>
      <text:p text:style-name="Preformatted_20_Text"><text:span text:style-name="Source_20_Text">let results = arr.filter(function(item, index, array) {</text:span></text:p>
      <text:p text:style-name="Preformatted_20_Text"><text:span text:style-name="Source_20_Text"><text:s text:c="2"/>// if true item is pushed to results and the iteration continues</text:span></text:p>
      <text:p text:style-name="Preformatted_20_Text"><text:span text:style-name="Source_20_Text"><text:s text:c="2"/>// returns empty array if nothing found</text:span></text:p>
      <text:p text:style-name="Preformatted_20_Text"><text:span text:style-name="Source_20_Text">});</text:span></text:p>
      <text:p text:style-name="Text_20_body"/>
      <text:h text:style-name="Heading_20_3" text:outline-level="3">Array.every()</text:h>
      <text:p text:style-name="Text_20_body">The <text:span text:style-name="Source_20_Text"><text:span text:style-name="Strong_20_Emphasis">every()</text:span></text:span> method tests whether all elements in the array pass the test implemented by the provided function. It returns a Boolean value.</text:p>
      <text:p text:style-name="P20"/>
      <text:h text:style-name="Heading_20_3" text:outline-level="3">Array.some()</text:h>
      <text:p text:style-name="P20">The <text:span text:style-name="Source_20_Text"><text:span text:style-name="Strong_20_Emphasis">some()</text:span></text:span> method tests whether at least one element in the array passes the test implemented by the provided function. It returns a Boolean value. </text:p>
      <text:h text:style-name="Heading_20_2" text:outline-level="2"><text:bookmark-start text:name="__RefHeading___Toc921_1941355088"/><text:soft-page-break/>Travarse<text:bookmark-end text:name="__RefHeading___Toc921_1941355088"/></text:h>
      <text:h text:style-name="Heading_20_3" text:outline-level="3"><text:bookmark-start text:name="__RefHeading___Toc923_1941355088"/><text:a xlink:type="simple" xlink:href="https://javascript.info/array-methods#iterate-foreach" office:name="iterate-foreach" text:style-name="Internet_20_link" text:visited-style-name="Visited_20_Internet_20_Link">Iterate: forEach</text:a><text:bookmark-end text:name="__RefHeading___Toc923_1941355088"/></text:h>
      <text:p text:style-name="Text_20_body">The <text:a xlink:type="simple" xlink:href="https://developer.mozilla.org/en-US/docs/Web/JavaScript/Reference/Global_Objects/Array/forEach" text:style-name="Internet_20_link" text:visited-style-name="Visited_20_Internet_20_Link">arr.forEach</text:a> method allows to run a function for every element of the array.</text:p>
      <text:p text:style-name="Text_20_body">The syntax:</text:p>
      <text:p text:style-name="Preformatted_20_Text"><text:span text:style-name="Source_20_Text">arr.forEach(function(item, index, array) {</text:span></text:p>
      <text:p text:style-name="Preformatted_20_Text"><text:span text:style-name="Source_20_Text"><text:s text:c="2"/>// ... do something with item</text:span></text:p>
      <text:p text:style-name="P8"><text:span text:style-name="Source_20_Text">});</text:span></text:p>
      <text:list xml:id="list3613948532" text:style-name="L5">
        <text:list-item>
          <text:p text:style-name="P47"><text:span text:style-name="T5">When we need to iterate over an array – we can use </text:span><text:span text:style-name="Source_20_Text"><text:span text:style-name="T5">forEach</text:span></text:span><text:span text:style-name="T5">, </text:span><text:span text:style-name="Source_20_Text"><text:span text:style-name="T5">for</text:span></text:span><text:span text:style-name="T5"> or </text:span><text:span text:style-name="Source_20_Text"><text:span text:style-name="T5">for..of</text:span></text:span><text:span text:style-name="T5">.</text:span></text:p>
        </text:list-item>
        <text:list-item>
          <text:p text:style-name="P47">When we need to iterate and return the data for each element – we can use <text:span text:style-name="Source_20_Text">map</text:span>.</text:p>
        </text:list-item>
      </text:list>
      <text:h text:style-name="Heading_20_3" text:outline-level="3">Array.entries()</text:h>
      <text:p text:style-name="Text_20_body"><text:span text:style-name="T5">The </text:span><text:span text:style-name="Source_20_Text"><text:span text:style-name="Strong_20_Emphasis"><text:span text:style-name="T5">entries()</text:span></text:span></text:span><text:span text:style-name="T5"> method returns a new </text:span><text:span text:style-name="Source_20_Text"><text:span text:style-name="Strong_20_Emphasis"><text:span text:style-name="T5">Array Iterator</text:span></text:span></text:span><text:span text:style-name="T5"> object that contains the key/value pairs for each index in the array.</text:span></text:p>
      <text:p text:style-name="P48"/>
      <text:h text:style-name="P37" text:outline-level="4">Array.keys()</text:h>
      <text:p text:style-name="Text_20_body"><text:span text:style-name="T5">The </text:span><text:span text:style-name="Source_20_Text"><text:span text:style-name="Strong_20_Emphasis"><text:span text:style-name="T5">keys()</text:span></text:span></text:span><text:span text:style-name="T5"> method returns a new </text:span><text:span text:style-name="Source_20_Text"><text:span text:style-name="Strong_20_Emphasis"><text:span text:style-name="T5">Array Iterator</text:span></text:span></text:span><text:span text:style-name="T5"> object that contains the keys for each index in the array.</text:span></text:p>
      <text:h text:style-name="Heading_20_2" text:outline-level="2"><text:bookmark-start text:name="__RefHeading___Toc925_1941355088"/>Transform<text:bookmark-end text:name="__RefHeading___Toc925_1941355088"/></text:h>
      <text:h text:style-name="P34" text:outline-level="3"><text:bookmark-start text:name="__RefHeading___Toc927_1941355088"/><text:a xlink:type="simple" xlink:href="https://javascript.info/array-methods#map" office:name="map" text:style-name="Internet_20_link" text:visited-style-name="Visited_20_Internet_20_Link"><text:span text:style-name="T4">map</text:span></text:a><text:bookmark-end text:name="__RefHeading___Toc927_1941355088"/></text:h>
      <text:p text:style-name="P22">The <text:a xlink:type="simple" xlink:href="https://developer.mozilla.org/en-US/docs/Web/JavaScript/Reference/Global_Objects/Array/map" text:style-name="Internet_20_link" text:visited-style-name="Visited_20_Internet_20_Link">arr.map</text:a> method is one of the most useful and often used.</text:p>
      <text:p text:style-name="P22">It calls the function for each element of the array and returns the array of results.</text:p>
      <text:p text:style-name="P22">The syntax is:</text:p>
      <text:p text:style-name="P29"><text:span text:style-name="Source_20_Text">let result = arr.map(function(item, index, array) {</text:span></text:p>
      <text:p text:style-name="P29"><text:span text:style-name="Source_20_Text"><text:s text:c="2"/>// returns the new value instead of item</text:span></text:p>
      <text:p text:style-name="P9"><text:span text:style-name="Source_20_Text">});</text:span></text:p>
      <text:h text:style-name="P36" text:outline-level="3"><text:bookmark-start text:name="__RefHeading___Toc929_1941355088"/><text:a xlink:type="simple" xlink:href="https://javascript.info/array-methods#sort-fn" office:name="sort-fn" text:style-name="Internet_20_link" text:visited-style-name="Visited_20_Internet_20_Link"><text:span text:style-name="Source_20_Text">sort(fn)</text:span></text:a><text:bookmark-end text:name="__RefHeading___Toc929_1941355088"/></text:h>
      <text:p text:style-name="Text_20_body">The call to <text:a xlink:type="simple" xlink:href="https://developer.mozilla.org/en-US/docs/Web/JavaScript/Reference/Global_Objects/Array/sort" text:style-name="Internet_20_link" text:visited-style-name="Visited_20_Internet_20_Link">arr.sort()</text:a> sorts the array <text:span text:style-name="Emphasis">in place</text:span>, changing its element order.</text:p>
      <text:p text:style-name="P9"><text:span text:style-name="Source_20_Text"/></text:p>
      <text:h text:style-name="P34" text:outline-level="3"><text:bookmark-start text:name="__RefHeading___Toc931_1941355088"/><text:a xlink:type="simple" xlink:href="https://javascript.info/array-methods#reverse" office:name="reverse" text:style-name="Internet_20_link" text:visited-style-name="Visited_20_Internet_20_Link">reverse</text:a><text:bookmark-end text:name="__RefHeading___Toc931_1941355088"/></text:h>
      <text:p text:style-name="Text_20_body">The method <text:a xlink:type="simple" xlink:href="https://developer.mozilla.org/en-US/docs/Web/JavaScript/Reference/Global_Objects/Array/reverse" text:style-name="Internet_20_link" text:visited-style-name="Visited_20_Internet_20_Link">arr.reverse</text:a> reverses the order of elements in <text:span text:style-name="Source_20_Text">arr</text:span>.</text:p>
      <text:p text:style-name="P21"/>
      <text:h text:style-name="P34" text:outline-level="3"><text:bookmark-start text:name="__RefHeading___Toc933_1941355088"/><text:soft-page-break/><text:a xlink:type="simple" xlink:href="https://javascript.info/array-methods#reduce-reduceright" office:name="reduce-reduceright" text:style-name="Internet_20_link" text:visited-style-name="Visited_20_Internet_20_Link">reduce/reduceRight</text:a><text:bookmark-end text:name="__RefHeading___Toc933_1941355088"/></text:h>
      <text:p text:style-name="Text_20_body">When we need to iterate over an array – we can use <text:span text:style-name="Source_20_Text">forEach</text:span>, <text:span text:style-name="Source_20_Text">for</text:span> or <text:span text:style-name="Source_20_Text">for..of</text:span>.</text:p>
      <text:p text:style-name="Text_20_body">When we need to iterate and return the data for each element – we can use <text:span text:style-name="Source_20_Text">map</text:span>.</text:p>
      <text:p text:style-name="Text_20_body">The methods <text:a xlink:type="simple" xlink:href="https://developer.mozilla.org/en-US/docs/Web/JavaScript/Reference/Global_Objects/Array/reduce" text:style-name="Internet_20_link" text:visited-style-name="Visited_20_Internet_20_Link">arr.reduce</text:a> and <text:a xlink:type="simple" xlink:href="https://developer.mozilla.org/en-US/docs/Web/JavaScript/Reference/Global_Objects/Array/reduceRight" text:style-name="Internet_20_link" text:visited-style-name="Visited_20_Internet_20_Link">arr.reduceRight</text:a> also belong to that breed, but are a little bit more intricate. They are used to calculate a single value based on the array.</text:p>
      <text:p text:style-name="Text_20_body">The syntax is:</text:p>
      <text:p text:style-name="Preformatted_20_Text"><text:span text:style-name="Source_20_Text">let value = arr.reduce(function(accumulator, item, index, array) {</text:span></text:p>
      <text:p text:style-name="Preformatted_20_Text"><text:span text:style-name="Source_20_Text"><text:s text:c="2"/>// ...</text:span></text:p>
      <text:p text:style-name="P8"><text:span text:style-name="Source_20_Text">}, [initial]);</text:span></text:p>
      <text:p text:style-name="Text_20_body">The function is applied to all array elements one after another and “carries on” its result to the next call.</text:p>
      <text:p text:style-name="Text_20_body">Arguments:</text:p>
      <text:list xml:id="list1152350935" text:style-name="L6">
        <text:list-item>
          <text:p text:style-name="P57"><text:span text:style-name="Source_20_Text">accumulator</text:span> – is the result of the previous function call, equals <text:span text:style-name="Source_20_Text">initial</text:span> the first time (if <text:span text:style-name="Source_20_Text">initial</text:span> is provided). </text:p>
        </text:list-item>
        <text:list-item>
          <text:p text:style-name="P57"><text:span text:style-name="Source_20_Text">item</text:span> – is the current array item. </text:p>
        </text:list-item>
        <text:list-item>
          <text:p text:style-name="P57"><text:span text:style-name="Source_20_Text">index</text:span> – is its position. </text:p>
        </text:list-item>
        <text:list-item>
          <text:p text:style-name="P49"><text:span text:style-name="Source_20_Text">array</text:span> – is the array. </text:p>
        </text:list-item>
      </text:list>
      <text:p text:style-name="P21"/>
      <text:h text:style-name="Heading_20_2" text:outline-level="2"><text:bookmark-start text:name="__RefHeading___Toc935_1941355088"/>Construction<text:bookmark-end text:name="__RefHeading___Toc935_1941355088"/></text:h>
      <text:h text:style-name="Heading_20_3" text:outline-level="3"><text:bookmark-start text:name="__RefHeading___Toc937_1941355088"/><text:a xlink:type="simple" xlink:href="https://javascript.info/array-methods#add-remove-items" office:name="add-remove-items" text:style-name="Internet_20_link" text:visited-style-name="Visited_20_Internet_20_Link">Add/remove items</text:a><text:bookmark-end text:name="__RefHeading___Toc937_1941355088"/></text:h>
      <text:p text:style-name="Text_20_body">We already know methods that add and remove items from the beginning or the end:</text:p>
      <text:list xml:id="list432804857" text:style-name="L7">
        <text:list-item>
          <text:p text:style-name="P58"><text:span text:style-name="Source_20_Text">arr.push(...items)</text:span> – adds items to the end, </text:p>
        </text:list-item>
        <text:list-item>
          <text:p text:style-name="P58"><text:span text:style-name="Source_20_Text">arr.pop()</text:span> – extracts an item from the end, </text:p>
        </text:list-item>
        <text:list-item>
          <text:p text:style-name="P58"><text:span text:style-name="Source_20_Text">arr.shift()</text:span> – extracts an item from the beginning, </text:p>
        </text:list-item>
        <text:list-item>
          <text:p text:style-name="P50"><text:span text:style-name="Source_20_Text">arr.unshift(...items)</text:span> – adds items to the beginning. </text:p>
        </text:list-item>
      </text:list>
      <text:p text:style-name="Text_20_body"/>
      <text:p text:style-name="Text_20_body"/>
      <text:h text:style-name="Heading_20_1" text:outline-level="1">Map</text:h>
      <text:p text:style-name="P23"/>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30"/>
            </table:table-cell>
            <table:table-cell table:style-name="Table4.A1" office:value-type="string">
              <text:p text:style-name="Table_20_Heading">Map</text:p>
            </table:table-cell>
            <table:table-cell table:style-name="Table4.A1" office:value-type="string">
              <text:p text:style-name="Table_20_Heading">Object</text:p>
            </table:table-cell>
          </table:table-row>
        </table:table-header-rows>
        <table:table-row>
          <table:table-cell table:style-name="Table4.A1" office:value-type="string">
            <text:p text:style-name="Table_20_Heading">Accidental Keys</text:p>
          </table:table-cell>
          <table:table-cell table:style-name="Table4.A1" office:value-type="string">
            <text:p text:style-name="Table_20_Contents">A <text:span text:style-name="Source_20_Text">Map</text:span> does not contain any keys by default. It only contains what is explicitly put into it.</text:p>
          </table:table-cell>
          <table:table-cell table:style-name="Table4.A1" office:value-type="string">
            <text:p text:style-name="P10">An <text:span text:style-name="Source_20_Text">Object</text:span> has a prototype, so it contains default keys that could collide with your own keys if you're not careful.</text:p>
            <text:p text:style-name="P10"><text:soft-page-break/><text:span text:style-name="Strong_20_Emphasis">Note:</text:span> As of ES5, this can be bypassed by using <text:a xlink:type="simple" xlink:href="https://developer.mozilla.org/en-US/docs/Web/JavaScript/Reference/Global_Objects/Object/create" text:style-name="Internet_20_link" text:visited-style-name="Visited_20_Internet_20_Link"><text:span text:style-name="Source_20_Text">Object.create(null)</text:span></text:a>, but this is seldom done.</text:p>
          </table:table-cell>
        </table:table-row>
        <table:table-row>
          <table:table-cell table:style-name="Table4.A1" office:value-type="string">
            <text:p text:style-name="Table_20_Heading">Key Types</text:p>
          </table:table-cell>
          <table:table-cell table:style-name="Table4.A1" office:value-type="string">
            <text:p text:style-name="Table_20_Contents">A <text:span text:style-name="Source_20_Text">Map</text:span>'s keys can be any value (including functions, objects, or any primitive).</text:p>
          </table:table-cell>
          <table:table-cell table:style-name="Table4.A1" office:value-type="string">
            <text:p text:style-name="Table_20_Contents">The keys of an <text:span text:style-name="Source_20_Text">Object</text:span> must be either a <text:a xlink:type="simple" xlink:href="https://developer.mozilla.org/en-US/docs/Web/JavaScript/Reference/Global_Objects/String" text:style-name="Internet_20_link" text:visited-style-name="Visited_20_Internet_20_Link"><text:span text:style-name="Source_20_Text">String</text:span></text:a> or a <text:a xlink:type="simple" xlink:href="https://developer.mozilla.org/en-US/docs/Web/JavaScript/Reference/Global_Objects/Symbol" text:style-name="Internet_20_link" text:visited-style-name="Visited_20_Internet_20_Link"><text:span text:style-name="Source_20_Text">Symbol</text:span></text:a>.</text:p>
          </table:table-cell>
        </table:table-row>
        <table:table-row>
          <table:table-cell table:style-name="Table4.A1" office:value-type="string">
            <text:p text:style-name="Table_20_Heading">Key Order</text:p>
          </table:table-cell>
          <table:table-cell table:style-name="Table4.A1" office:value-type="string">
            <text:p text:style-name="P10">The keys in <text:span text:style-name="Source_20_Text">Map</text:span> are ordered. Thus, when iterating over it, a <text:span text:style-name="Source_20_Text">Map</text:span> object returns keys in order of insertion.</text:p>
          </table:table-cell>
          <table:table-cell table:style-name="Table4.A1" office:value-type="string">
            <text:p text:style-name="P10">The keys of an <text:span text:style-name="Source_20_Text">Object</text:span> are not ordered.</text:p>
            <text:p text:style-name="P10"><text:span text:style-name="Strong_20_Emphasis">Note:</text:span> Since ECMAScript 2015, objects <text:span text:style-name="Emphasis">do</text:span> preserve creation order for string and <text:span text:style-name="Source_20_Text">Symbol</text:span> keys. In JavaScript engines that comply with the ECMAScript 2015 spec, iterating over an object with only string keys will yield the keys in order of insertion.</text:p>
          </table:table-cell>
        </table:table-row>
        <table:table-row>
          <table:table-cell table:style-name="Table4.A1" office:value-type="string">
            <text:p text:style-name="Table_20_Heading">Size</text:p>
          </table:table-cell>
          <table:table-cell table:style-name="Table4.A1" office:value-type="string">
            <text:p text:style-name="Table_20_Contents">The number of items in a <text:span text:style-name="Source_20_Text">Map</text:span> is easily retrieved from its <text:a xlink:type="simple" xlink:href="https://developer.mozilla.org/en-US/docs/Web/JavaScript/Reference/Global_Objects/Map/size" text:style-name="Internet_20_link" text:visited-style-name="Visited_20_Internet_20_Link"><text:span text:style-name="Source_20_Text">size</text:span></text:a> property.</text:p>
          </table:table-cell>
          <table:table-cell table:style-name="Table4.A1" office:value-type="string">
            <text:p text:style-name="Table_20_Contents">The number of items in an <text:span text:style-name="Source_20_Text">Object</text:span> must be determined manually.</text:p>
          </table:table-cell>
        </table:table-row>
        <table:table-row>
          <table:table-cell table:style-name="Table4.A1" office:value-type="string">
            <text:p text:style-name="Table_20_Heading">Iteration</text:p>
          </table:table-cell>
          <table:table-cell table:style-name="Table4.A1" office:value-type="string">
            <text:p text:style-name="Table_20_Contents">A <text:span text:style-name="Source_20_Text">Map</text:span> is an <text:a xlink:type="simple" xlink:href="https://developer.mozilla.org/en-US/docs/Web/JavaScript/Guide/iterable" text:style-name="Internet_20_link" text:visited-style-name="Visited_20_Internet_20_Link">iterable</text:a>, so it can be directly iterated.</text:p>
          </table:table-cell>
          <table:table-cell table:style-name="Table4.A1" office:value-type="string">
            <text:p text:style-name="Table_20_Contents">Iterating over an <text:span text:style-name="Source_20_Text">Object</text:span> requires obtaining its keys in some fashion and iterating over them.</text:p>
          </table:table-cell>
        </table:table-row>
        <table:table-row>
          <table:table-cell table:style-name="Table4.A1" office:value-type="string">
            <text:p text:style-name="Table_20_Heading">Performance</text:p>
          </table:table-cell>
          <table:table-cell table:style-name="Table4.A1" office:value-type="string">
            <text:p text:style-name="P10">Performs better in scenarios involving frequent additions and removals of key-value pairs.</text:p>
          </table:table-cell>
          <table:table-cell table:style-name="Table4.A1" office:value-type="string">
            <text:p text:style-name="P10">Not optimized for frequent additions and removals of key-value pairs.</text:p>
          </table:table-cell>
        </table:table-row>
      </table:table>
      <text:p text:style-name="P23"/>
      <text:p text:style-name="P23"/>
      <text:h text:style-name="P32" text:outline-level="1">JavaScript Type Conversion</text:h>
      <text:p text:style-name="P24"/>
      <text:h text:style-name="P27" text:outline-level="2">JavaScript Data Types</text:h>
      <text:p text:style-name="Text_20_body">In JavaScript there are 5 different data types that can contain values:</text:p>
      <text:list xml:id="list3081003485" text:style-name="L8">
        <text:list-item>
          <text:p text:style-name="P59"><text:span text:style-name="Source_20_Text">string</text:span> </text:p>
        </text:list-item>
        <text:list-item>
          <text:p text:style-name="P59"><text:span text:style-name="Source_20_Text">number</text:span> </text:p>
        </text:list-item>
        <text:list-item>
          <text:p text:style-name="P59"><text:span text:style-name="Source_20_Text">boolean</text:span> </text:p>
        </text:list-item>
        <text:list-item>
          <text:p text:style-name="P59"><text:span text:style-name="Source_20_Text">object</text:span> </text:p>
        </text:list-item>
        <text:list-item>
          <text:p text:style-name="P51"><text:span text:style-name="Source_20_Text">function</text:span> </text:p>
        </text:list-item>
      </text:list>
      <text:p text:style-name="Text_20_body">There are 6 types of objects:</text:p>
      <text:list xml:id="list633119419" text:style-name="L9">
        <text:list-item>
          <text:p text:style-name="P60"><text:span text:style-name="Source_20_Text">Object</text:span> </text:p>
        </text:list-item>
        <text:list-item>
          <text:p text:style-name="P60"><text:span text:style-name="Source_20_Text">Date</text:span> </text:p>
        </text:list-item>
        <text:list-item>
          <text:p text:style-name="P60"><text:soft-page-break/><text:span text:style-name="Source_20_Text">Array</text:span> </text:p>
        </text:list-item>
        <text:list-item>
          <text:p text:style-name="P60"><text:span text:style-name="Source_20_Text">String</text:span> </text:p>
        </text:list-item>
        <text:list-item>
          <text:p text:style-name="P60"><text:span text:style-name="Source_20_Text">Number</text:span> </text:p>
        </text:list-item>
        <text:list-item>
          <text:p text:style-name="P52"><text:span text:style-name="Source_20_Text">Boolean</text:span> </text:p>
        </text:list-item>
      </text:list>
      <text:p text:style-name="Text_20_body">And 2 data types that cannot contain values:</text:p>
      <text:list xml:id="list917674837" text:style-name="L10">
        <text:list-item>
          <text:p text:style-name="P61"><text:span text:style-name="Source_20_Text">null</text:span> </text:p>
        </text:list-item>
        <text:list-item>
          <text:p text:style-name="P53"><text:span text:style-name="Source_20_Text">undefined</text:span> </text:p>
        </text:list-item>
      </text:list>
      <text:h text:style-name="Heading_20_2" text:outline-level="2"/>
      <text:h text:style-name="Heading_20_2" text:outline-level="2">The typeof Operator</text:h>
      <text:p text:style-name="Text_20_body">You can use the <text:span text:style-name="Source_20_Text">typeof</text:span> operator to find the data type of a JavaScript variable.</text:p>
      <text:h text:style-name="Heading_20_3" text:outline-level="3">Example</text:h>
      <text:p text:style-name="P25"><text:span text:style-name="T6">typeof</text:span> <text:span text:style-name="T7">"John"</text:span>                 <text:span text:style-name="T8">// Returns "string" <text:line-break/></text:span><text:span text:style-name="T6">typeof</text:span> <text:span text:style-name="T9">3.14</text:span>                   <text:span text:style-name="T8">// Returns "number"<text:line-break/></text:span><text:span text:style-name="T6">typeof</text:span> <text:span text:style-name="T6">NaN</text:span>                    <text:span text:style-name="T8">// Returns "number"<text:line-break/></text:span><text:span text:style-name="T6">typeof</text:span> <text:span text:style-name="T6">false</text:span>                 <text:span text:style-name="T9"> </text:span><text:span text:style-name="T8">// Returns "boolean"<text:line-break/></text:span><text:span text:style-name="T6">typeof</text:span> [<text:span text:style-name="T9">1</text:span>,<text:span text:style-name="T9">2</text:span>,<text:span text:style-name="T9">3</text:span>,<text:span text:style-name="T9">4</text:span>]              <text:span text:style-name="T8">// Returns "object"<text:line-break/></text:span><text:span text:style-name="T6">typeof</text:span> {name:<text:span text:style-name="T7">'John'</text:span>, age:<text:span text:style-name="T9">34</text:span>} <text:span text:style-name="T9"> </text:span><text:span text:style-name="T8">// Returns "object"<text:line-break/></text:span><text:span text:style-name="T6">typeof</text:span> <text:span text:style-name="T6">new</text:span> Date()             <text:span text:style-name="T8">// Returns "object"<text:line-break/></text:span><text:span text:style-name="T6">typeof</text:span> <text:span text:style-name="T6">function</text:span> () {}         <text:span text:style-name="T8">// Returns "function"<text:line-break/></text:span><text:span text:style-name="T6">typeof</text:span> myCar                  <text:span text:style-name="T8">// Returns "undefined" *<text:line-break/></text:span><text:span text:style-name="T6">typeof</text:span> <text:span text:style-name="T6">null</text:span>                   <text:span text:style-name="T8">// Returns "object" </text:span></text:p>
      <text:p text:style-name="Text_20_body">Please observe:</text:p>
      <text:list xml:id="list4128220302" text:style-name="L11">
        <text:list-item>
          <text:p text:style-name="P62">The data type of NaN is number </text:p>
        </text:list-item>
        <text:list-item>
          <text:p text:style-name="P62">The data type of an array is object </text:p>
        </text:list-item>
        <text:list-item>
          <text:p text:style-name="P62">The data type of a date is object </text:p>
        </text:list-item>
        <text:list-item>
          <text:p text:style-name="P62">The data type of null is object </text:p>
        </text:list-item>
        <text:list-item>
          <text:p text:style-name="P62">The data type of an undefined variable is <text:span text:style-name="Strong_20_Emphasis">undefined</text:span> * </text:p>
        </text:list-item>
        <text:list-item>
          <text:p text:style-name="P54">The data type of a variable that has not been assigned a value is also <text:span text:style-name="Strong_20_Emphasis">undefined</text:span> * </text:p>
        </text:list-item>
      </text:list>
      <text:p text:style-name="Text_20_body">You cannot use <text:span text:style-name="Source_20_Text">typeof</text:span> to determine if a JavaScript object is an array (or a date).</text:p>
      <text:p text:style-name="P24"/>
      <text:p text:style-name="P23"/>
      <text:h text:style-name="Heading_20_1" text:outline-level="1">Loops</text:h>
      <text:h text:style-name="Heading_20_2" text:outline-level="2">The For/In Loop</text:h>
      <text:p text:style-name="Text_20_body">The JavaScript <text:span text:style-name="Source_20_Text">for/in</text:span> statement loops through the properties of an object:</text:p>
      <text:h text:style-name="Heading_20_2" text:outline-level="2"><text:soft-page-break/>The For/Of Loop</text:h>
      <text:p text:style-name="Text_20_body">The JavaScript <text:span text:style-name="Source_20_Text">for/of</text:span> statement loops through the values of an iterable objects</text:p>
      <text:p text:style-name="Text_20_body"><text:span text:style-name="Source_20_Text">for/of</text:span> lets you loop over data structures that are iterable such as Arrays, Strings, Maps, NodeLists, and more.</text:p>
      <text:p text:style-name="Text_20_body">The <text:span text:style-name="Source_20_Text">for/of</text:span> loop has the following syntax:</text:p>
      <text:p text:style-name="Text_20_body"/>
      <text:p text:style-name="Text_20_body"/>
      <text:h text:style-name="Heading_20_1" text:outline-level="1">this - https://gist.github.com/zcaceres/2a4ac91f9f42ec0ef9cd0d18e4e71262</text:h>
      <text:h text:style-name="Heading_20_2" text:outline-level="2">Implcit binding</text:h>
      <text:p text:style-name="Text_20_body">Implicit binding occurs when dot notation is used to invoke a function.</text:p>
      <text:p text:style-name="Text_20_body">For example:</text:p>
      <text:p text:style-name="Preformatted_20_Text"><text:span text:style-name="Source_20_Text"><text:s/>var MyObject = function (){</text:span></text:p>
      <text:p text:style-name="Preformatted_20_Text"><text:span text:style-name="Source_20_Text"><text:s text:c="3"/>this.name = 'MyObjectName';</text:span></text:p>
      <text:p text:style-name="Preformatted_20_Text"><text:span text:style-name="Source_20_Text"><text:s text:c="3"/>this.myProperty = 'property';</text:span></text:p>
      <text:p text:style-name="Preformatted_20_Text"><text:span text:style-name="Source_20_Text"><text:s/>};</text:span></text:p>
      <text:p text:style-name="Preformatted_20_Text"/>
      <text:p text:style-name="Preformatted_20_Text"><text:span text:style-name="Source_20_Text"><text:s/>MyObject.prototype.doStuff = function (action) {</text:span></text:p>
      <text:p text:style-name="Preformatted_20_Text"><text:span text:style-name="Source_20_Text"><text:s text:c="3"/>console.log(this.name + ' is ' + action + '!');</text:span></text:p>
      <text:p text:style-name="Preformatted_20_Text"><text:span text:style-name="Source_20_Text"><text:s/>}</text:span></text:p>
      <text:p text:style-name="Preformatted_20_Text"/>
      <text:p text:style-name="Preformatted_20_Text"><text:span text:style-name="Source_20_Text"><text:s/>var obj = new MyObject();</text:span></text:p>
      <text:p text:style-name="Preformatted_20_Text"/>
      <text:p text:style-name="P8"><text:span text:style-name="Source_20_Text"><text:s/>obj.doStuff('awesome'); // prints 'MyObjectName is awesome!'</text:span></text:p>
      <text:p text:style-name="Text_20_body">In implicit binding, <text:span text:style-name="Strong_20_Emphasis">whatever is to the left of the dot</text:span> becomes the context for <text:span text:style-name="Source_20_Text">this</text:span> in the function.</text:p>
      <text:p text:style-name="Text_20_body"/>
      <text:h text:style-name="Heading_20_2" text:outline-level="2">explicit binding</text:h>
      <text:p text:style-name="Text_20_body">For .call() we pass in the <text:span text:style-name="Source_20_Text">this</text:span> we'd like to use, along with parameters.</text:p>
      <text:p text:style-name="Text_20_body"><text:span text:style-name="Source_20_Text">myFunc.call(thisContext, param1, param2, ... );</text:span></text:p>
      <text:p text:style-name="Text_20_body">For example, using the object declared above...</text:p>
      <text:p text:style-name="Preformatted_20_Text"><text:span text:style-name="Source_20_Text"><text:s text:c="2"/>var runner = { name: 'John', myFavoriteActivity: 'running' };</text:span></text:p>
      <text:p text:style-name="P8"><text:span text:style-name="Source_20_Text"><text:s text:c="2"/>MyObject.prototype.doStuff.call(runner, runner.myFavoriteActivity); // prints 'John is running!';</text:span></text:p>
      <text:p text:style-name="Text_20_body">Since we have .call, we must ignore what appears before the dot in our function call. We are using MyObject's method and calling it on another <text:span text:style-name="Source_20_Text">this</text:span> context: runner.</text:p>
      <text:p text:style-name="Text_20_body"><text:soft-page-break/>.apply() is almost the same, except we must pass in an array of parameters after our <text:span text:style-name="Source_20_Text">this</text:span> context.</text:p>
      <text:p text:style-name="Text_20_body"><text:span text:style-name="Source_20_Text">myFunc.apply(thisContext, [param1, param2, ...]);</text:span></text:p>
      <text:p text:style-name="Quotations">Note: .call() can take a series of parameters as well, but they're just separated by commas.</text:p>
      <text:p text:style-name="Text_20_body"/>
      <text:h text:style-name="P28" text:outline-level="2">default binding</text:h>
      <text:p text:style-name="P26">Default binding refers to how <text:span text:style-name="Source_20_Text">this</text:span> is the global context whenever a function is invoked without any of these other rules. If <text:span text:style-name="Emphasis">we aren't using a dot</text:span> and <text:span text:style-name="Emphasis">we aren't using call(), apply(), or bind()</text:span>, our <text:span text:style-name="Source_20_Text">this</text:span> will be our global object.</text:p>
      <text:p text:style-name="P26">Your global context depends on where you're working. If you're in the browser, <text:span text:style-name="Source_20_Text">this</text:span> will be the <text:span text:style-name="Source_20_Text">window</text:span>. When programming in <text:a xlink:type="simple" xlink:href="https://developer.mozilla.org/en-US/docs/Web/JavaScript/Reference/Strict_mode" text:style-name="Internet_20_link" text:visited-style-name="Visited_20_Internet_20_Link"><text:span text:style-name="Source_20_Text">strict mode</text:span></text:a>, the global context is <text:span text:style-name="Source_20_Text">undefined</text:span>.</text:p>
      <text:p text:style-name="P26">For example while in Chrome: function printMe = function () { console.log(this); } printMe() // prints your 'Window Object' if in the browser!</text:p>
      <text:p text:style-name="P26"/>
      <text:h text:style-name="Heading_20_2" text:outline-level="2">new binding</text:h>
      <text:h text:style-name="Heading_20_2" text:outline-level="2">lexical binding</text:h>
      <text:p text:style-name="Text_20_body">Lets try the shortest possible definition:</text:p>
      <text:p text:style-name="Text_20_body"><text:span text:style-name="Strong_20_Emphasis">Lexical Scoping</text:span> defines how variable names are resolved in nested functions: <text:span text:style-name="Strong_20_Emphasis">inner functions contain the scope of parent functions even if the parent function has returned</text:span>.</text:p>
      <text:p text:style-name="Text_20_body">That is all there is to it!</text:p>
      <text:p text:style-name="Text_20_body"/>
      <text:h text:style-name="Heading_20_2" text:outline-level="2"/>
      <text:h text:style-name="Heading_20_4" text:outline-level="4"><text:bookmark text:name="user-content-eyeballing-this"/>Eyeballing <text:span text:style-name="Source_20_Text">This</text:span></text:h>
      <text:p text:style-name="Text_20_body">You'll notice that none of these rules require too much work.</text:p>
      <text:list xml:id="list1458049298" text:style-name="L12">
        <text:list-item>
          <text:p text:style-name="P63">Is there a dot? Look to the left. That's <text:span text:style-name="Source_20_Text">this</text:span>. </text:p>
        </text:list-item>
        <text:list-item>
          <text:p text:style-name="P63">Do you see .call() or .apply()? What's passed in before the first comma? Thats <text:span text:style-name="Source_20_Text">this</text:span>. </text:p>
        </text:list-item>
        <text:list-item>
          <text:p text:style-name="P55">Does the function stand alone when it's invoked? Then what's your global context? That's <text:span text:style-name="Source_20_Text">this</text:span>. </text:p>
        </text:list-item>
      </text:list>
      <text:p text:style-name="Text_20_body">These three rules-of-thumb point to the most important rule of all: <text:span text:style-name="Source_20_Text">this</text:span> refers to a function's <text:span text:style-name="Emphasis">callsite</text:span> (where it is invoked).</text:p>
      <text:h text:style-name="Heading_20_4" text:outline-level="4"><text:bookmark text:name="user-content-bind--the-exception"/>.bind() – The Exception</text:h>
      <text:p text:style-name="Text_20_body">Unfortunately, .bind() complicates matters a bit.</text:p>
      <text:p text:style-name="Text_20_body"><text:soft-page-break/>When called on a function, .bind() sets a <text:span text:style-name="Source_20_Text">this</text:span> context and returns a <text:span text:style-name="Strong_20_Emphasis">new function</text:span> of the same name with a bound <text:span text:style-name="Source_20_Text">this</text:span> context.</text:p>
      <text:p text:style-name="Text_20_body">For example:</text:p>
      <text:p text:style-name="Preformatted_20_Text"><text:span text:style-name="Source_20_Text"><text:s text:c="2"/>var sayMyName = function () {</text:span></text:p>
      <text:p text:style-name="Preformatted_20_Text"><text:span text:style-name="Source_20_Text"><text:s text:c="4"/>console.log('My name is ' + this.name);</text:span></text:p>
      <text:p text:style-name="Preformatted_20_Text"><text:span text:style-name="Source_20_Text"><text:s text:c="2"/>};</text:span></text:p>
      <text:p text:style-name="Preformatted_20_Text"/>
      <text:p text:style-name="Preformatted_20_Text"><text:span text:style-name="Source_20_Text"><text:s text:c="2"/>var jake = {</text:span></text:p>
      <text:p text:style-name="Preformatted_20_Text"><text:span text:style-name="Source_20_Text"><text:s text:c="4"/>name: 'Jake'</text:span></text:p>
      <text:p text:style-name="Preformatted_20_Text"><text:span text:style-name="Source_20_Text"><text:s text:c="2"/>}</text:span></text:p>
      <text:p text:style-name="Preformatted_20_Text"/>
      <text:p text:style-name="Preformatted_20_Text"><text:span text:style-name="Source_20_Text"><text:s text:c="2"/>var sayMyName = sayMyName.bind(jake);</text:span></text:p>
      <text:p text:style-name="P8"><text:span text:style-name="Source_20_Text"><text:s text:c="2"/>sayMyName(); // 'My name is Jake'</text:span></text:p>
      <text:p text:style-name="Text_20_body">Now, each time we invoke sayMyName, we will get the context of 'jake', because <text:span text:style-name="Source_20_Text">this</text:span> has been bound to it.</text:p>
      <text:p text:style-name="Text_20_body">Since bind creates a persistent <text:span text:style-name="Source_20_Text">this</text:span> context, we can't eyeball it. We have to go back and find where <text:span text:style-name="Source_20_Text">this</text:span> is bound.</text:p>
      <text:p text:style-name="Text_20_body">** Callbacks and <text:span text:style-name="Source_20_Text">this</text:span> **</text:p>
      <text:p text:style-name="Text_20_body">Callbacks seem to introduce another layer of confusion to <text:span text:style-name="Source_20_Text">this</text:span>, but they don't need to.</text:p>
      <text:p text:style-name="Preformatted_20_Text"><text:span text:style-name="Source_20_Text"><text:s text:c="2"/>var MyObject = function (){</text:span></text:p>
      <text:p text:style-name="Preformatted_20_Text"><text:span text:style-name="Source_20_Text"><text:s text:c="4"/>this.name = 'MyObjectName';</text:span></text:p>
      <text:p text:style-name="Preformatted_20_Text"><text:span text:style-name="Source_20_Text"><text:s text:c="4"/>this.myProperty = 'property';</text:span></text:p>
      <text:p text:style-name="Preformatted_20_Text"><text:span text:style-name="Source_20_Text"><text:s text:c="2"/>};</text:span></text:p>
      <text:p text:style-name="Preformatted_20_Text"/>
      <text:p text:style-name="Preformatted_20_Text"><text:span text:style-name="Source_20_Text"><text:s text:c="2"/>MyObject.prototype.doStuff = function (action) {</text:span></text:p>
      <text:p text:style-name="Preformatted_20_Text"><text:span text:style-name="Source_20_Text"><text:s text:c="4"/>console.log(this.name + ' is ' + action + '!');</text:span></text:p>
      <text:p text:style-name="Preformatted_20_Text"><text:span text:style-name="Source_20_Text"><text:s text:c="2"/>}</text:span></text:p>
      <text:p text:style-name="Preformatted_20_Text"/>
      <text:p text:style-name="Preformatted_20_Text"><text:span text:style-name="Source_20_Text"><text:s text:c="2"/>var obj = new MyObject();</text:span></text:p>
      <text:p text:style-name="Preformatted_20_Text"/>
      <text:p text:style-name="Preformatted_20_Text"><text:span text:style-name="Source_20_Text"><text:s text:c="2"/>setTimeout(obj.doStuff, 1000, 'awesome'); // prints ' is awesome!' after a 1 second delay.</text:span></text:p>
      <text:p text:style-name="P8"><text:span text:style-name="Source_20_Text"><text:s text:c="19"/>^ Here's our callback!</text:span></text:p>
      <text:p text:style-name="Text_20_body">If we run the above example, we'll see that this.name isn't defined. We only get <text:span text:style-name="Source_20_Text">' is awesome!'</text:span> in our console.</text:p>
      <text:p text:style-name="Text_20_body">Why? obj.doStuff has a dot! Isn't it implicitly bound?</text:p>
      <text:p text:style-name="Text_20_body">When obj.doStuff is passed as the callback to setTimeout, <text:span text:style-name="Emphasis">we don't invoke it</text:span>. So even though a function with a dot suggests implicit binding, this is not the function's <text:span text:style-name="Emphasis">callsite</text:span>.</text:p>
      <text:p text:style-name="Text_20_body">Instead, the callsite will be in setTimeout, when obj.doStuff is invoked after the delay. In this different context, this has no .name property.</text:p>
      <text:p text:style-name="Text_20_body">We can fix our function by using .bind(), which we discussed above.</text:p>
      <text:p text:style-name="Preformatted_20_Text"><text:span text:style-name="Source_20_Text">var MyObject = function (){</text:span></text:p>
      <text:p text:style-name="Preformatted_20_Text"><text:span text:style-name="Source_20_Text"><text:s text:c="2"/>this.name = 'MyObjectName';</text:span></text:p>
      <text:p text:style-name="Preformatted_20_Text"><text:span text:style-name="Source_20_Text"><text:s text:c="2"/>this.myProperty = 'property';</text:span></text:p>
      <text:p text:style-name="Preformatted_20_Text"><text:span text:style-name="Source_20_Text">};</text:span></text:p>
      <text:p text:style-name="Preformatted_20_Text"/>
      <text:p text:style-name="Preformatted_20_Text"><text:span text:style-name="Source_20_Text">MyObject.prototype.doStuff = function (action) {</text:span></text:p>
      <text:p text:style-name="Preformatted_20_Text"><text:soft-page-break/><text:span text:style-name="Source_20_Text"><text:s text:c="2"/>console.log(this.name + ' is ' + action + '!');</text:span></text:p>
      <text:p text:style-name="Preformatted_20_Text"><text:span text:style-name="Source_20_Text">}</text:span></text:p>
      <text:p text:style-name="Preformatted_20_Text"/>
      <text:p text:style-name="Preformatted_20_Text"><text:span text:style-name="Source_20_Text">var obj = new MyObject();</text:span></text:p>
      <text:p text:style-name="Preformatted_20_Text"/>
      <text:p text:style-name="P8"><text:span text:style-name="Source_20_Text">setTimeout(obj.doStuff.bind(obj), 1000, 'awesome'); // prints 'MyObjectName is awesome!' after a 1 second delay.</text:span></text:p>
      <text:p text:style-name="Text_20_body">In this case, we are binding our callback to the <text:span text:style-name="Source_20_Text">this</text:span> context of MyObject. When the callback is invoked later, we have carried the proper <text:span text:style-name="Source_20_Text">this</text:span> context with it.</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6T21:23:41.297964862</meta:creation-date>
    <dc:date>2020-07-27T23:33:51.924956594</dc:date>
    <meta:editing-duration>PT30M41S</meta:editing-duration>
    <meta:editing-cycles>7</meta:editing-cycles>
    <meta:generator>LibreOffice/6.4.4.2$Linux_X86_64 LibreOffice_project/40$Build-2</meta:generator>
    <meta:document-statistic meta:table-count="4" meta:image-count="0" meta:object-count="0" meta:page-count="18" meta:paragraph-count="535" meta:word-count="3625" meta:character-count="23549" meta:non-whitespace-character-count="19709"/>
  </office:meta>
</office:document-meta>
</file>